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75pt"/>
    </style:style>
    <style:style style:name="co3" style:family="table-column">
      <style:table-column-properties fo:break-before="auto" style:column-width="159.76pt"/>
    </style:style>
    <style:style style:name="co4" style:family="table-column">
      <style:table-column-properties fo:break-before="auto" style:column-width="95.84pt"/>
    </style:style>
    <style:style style:name="co5" style:family="table-column">
      <style:table-column-properties fo:break-before="auto" style:column-width="106.24pt"/>
    </style:style>
    <style:style style:name="co6" style:family="table-column">
      <style:table-column-properties fo:break-before="auto" style:column-width="79.14pt"/>
    </style:style>
    <style:style style:name="co7" style:family="table-column">
      <style:table-column-properties fo:break-before="auto" style:column-width="100.6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Java">
      <style:table-properties table:display="true" style:writing-mode="lr-tb"/>
    </style:style>
    <style:style style:name="ta2" style:family="table" style:master-page-name="PageStyle_5f_CPP">
      <style:table-properties table:display="true" style:writing-mode="lr-tb"/>
    </style:style>
    <style:style style:name="ta3" style:family="table" style:master-page-name="PageStyle_5f_Estatisticas_20_Java">
      <style:table-properties table:display="true" style:writing-mode="lr-tb"/>
    </style:style>
    <style:style style:name="ta4" style:family="table" style:master-page-name="PageStyle_5f_Estatisticas_20_CPP">
      <style:table-properties table:display="true" style:writing-mode="lr-tb"/>
    </style:style>
    <style:style style:name="ta5" style:family="table" style:master-page-name="PageStyle_5f_Estatisticas">
      <style:table-properties table:display="true" style:writing-mode="lr-tb"/>
    </style:style>
    <style:style style:name="ta6" style:family="table" style:master-page-name="PageStyle_5f_Gráfico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ce5c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fce5cd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none" fo:background-color="#fce5cd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ce5cd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1.76pt solid #000000" fo:background-color="#fce5cd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c9daf8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fce5cd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ce5c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 style:data-style-name="N125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fo:border-bottom="1.76pt solid #000000" fo:background-color="#fce5c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25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fo:border-bottom="1.76pt solid #000000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ce5cd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25">
      <style:table-cell-properties fo:border-bottom="none" fo:background-color="#fce5cd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fce5cd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 style:data-style-name="N125">
      <style:table-cell-properties fo:border-bottom="none" fo:background-color="#c9daf8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 style:data-style-name="N125">
      <style:table-cell-properties fo:border-bottom="1.76pt solid #000000" fo:background-color="#c9daf8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fce5cd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none" fo:background-color="#fce5cd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fce5cd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1.76pt solid #000000" fo:background-color="#fce5cd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ce5c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order-bottom="none" fo:background-color="#fce5cd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order-bottom="none" fo:background-color="#fce5cd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25">
      <style:table-cell-properties fo:border-bottom="1.76pt solid #000000" fo:background-color="#fce5cd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av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Vértices</text:p>
          </table:table-cell>
          <table:table-cell table:style-name="ce1" office:value-type="string" calcext:value-type="string">
            <text:p>Inicio</text:p>
          </table:table-cell>
          <table:table-cell table:style-name="ce1" office:value-type="string" calcext:value-type="string">
            <text:p>Busca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empo(ms)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6.878893" calcext:value-type="float">
            <text:p>456.878893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4.707084" calcext:value-type="float">
            <text:p>474.70708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51.205799" calcext:value-type="float">
            <text:p>551.20579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8.992995" calcext:value-type="float">
            <text:p>458.992995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0.586029" calcext:value-type="float">
            <text:p>340.58602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8.31294" calcext:value-type="float">
            <text:p>318.3129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5.448454" calcext:value-type="float">
            <text:p>365.44845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6.84923" calcext:value-type="float">
            <text:p>436.84923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7.74968" calcext:value-type="float">
            <text:p>477.7496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6.281012" calcext:value-type="float">
            <text:p>356.281012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22.00951" calcext:value-type="float">
            <text:p>622.0095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9.626537" calcext:value-type="float">
            <text:p>589.626537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82.640496" calcext:value-type="float">
            <text:p>482.64049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10.627356" calcext:value-type="float">
            <text:p>610.62735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3.149882" calcext:value-type="float">
            <text:p>323.149882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8.740425" calcext:value-type="float">
            <text:p>568.740425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4.137601" calcext:value-type="float">
            <text:p>444.13760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4.655775" calcext:value-type="float">
            <text:p>494.655775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9.627577" calcext:value-type="float">
            <text:p>549.627577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1.35778" calcext:value-type="float">
            <text:p>431.3577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7.073091" calcext:value-type="float">
            <text:p>507.07309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3.522179" calcext:value-type="float">
            <text:p>333.52217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0.348047" calcext:value-type="float">
            <text:p>520.348047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9.46424" calcext:value-type="float">
            <text:p>409.4642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4.449407" calcext:value-type="float">
            <text:p>474.449407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1.04444" calcext:value-type="float">
            <text:p>411.0444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8.327428" calcext:value-type="float">
            <text:p>468.32742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7.053844" calcext:value-type="float">
            <text:p>417.05384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2.810914" calcext:value-type="float">
            <text:p>302.81091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4.653199" calcext:value-type="float">
            <text:p>474.65319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38.617646" calcext:value-type="float">
            <text:p>338.61764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6.916076" calcext:value-type="float">
            <text:p>266.91607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7.599764" calcext:value-type="float">
            <text:p>317.59976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1.268232" calcext:value-type="float">
            <text:p>421.268232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4.938639" calcext:value-type="float">
            <text:p>344.93863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4.286417" calcext:value-type="float">
            <text:p>374.286417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5.537892" calcext:value-type="float">
            <text:p>425.537892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3.832713" calcext:value-type="float">
            <text:p>243.832713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3.656304" calcext:value-type="float">
            <text:p>423.65630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3.725129" calcext:value-type="float">
            <text:p>343.72512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17.997979" calcext:value-type="float">
            <text:p>317.99797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01.144996" calcext:value-type="float">
            <text:p>401.14499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81.766742" calcext:value-type="float">
            <text:p>681.766742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8.202908" calcext:value-type="float">
            <text:p>208.20290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7.236323" calcext:value-type="float">
            <text:p>437.236323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60.837236" calcext:value-type="float">
            <text:p>360.83723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9.077834" calcext:value-type="float">
            <text:p>309.07783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92.614337" calcext:value-type="float">
            <text:p>292.614337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15.612931" calcext:value-type="float">
            <text:p>615.61293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7.4991" calcext:value-type="float">
            <text:p>197.499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22.293787" calcext:value-type="float">
            <text:p>422.293787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9.366325" calcext:value-type="float">
            <text:p>309.366325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19.122535" calcext:value-type="float">
            <text:p>319.122535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81.384668" calcext:value-type="float">
            <text:p>481.38466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47.386758" calcext:value-type="float">
            <text:p>347.38675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75.293084" calcext:value-type="float">
            <text:p>375.29308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9.095024" calcext:value-type="float">
            <text:p>309.09502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19.915878" calcext:value-type="float">
            <text:p>519.91587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22.556653" calcext:value-type="float">
            <text:p>422.556653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11.100096" calcext:value-type="float">
            <text:p>311.10009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17.205008" calcext:value-type="float">
            <text:p>517.20500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53.651777" calcext:value-type="float">
            <text:p>453.651777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4.479772" calcext:value-type="float">
            <text:p>424.479772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91.450156" calcext:value-type="float">
            <text:p>291.45015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81.051279" calcext:value-type="float">
            <text:p>381.05127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7.089837" calcext:value-type="float">
            <text:p>507.089837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27.154401" calcext:value-type="float">
            <text:p>227.15440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97.232239" calcext:value-type="float">
            <text:p>397.23223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7.244239" calcext:value-type="float">
            <text:p>317.24423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3.694373" calcext:value-type="float">
            <text:p>313.694373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87.852452" calcext:value-type="float">
            <text:p>487.852452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21.983624" calcext:value-type="float">
            <text:p>421.98362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9.122938" calcext:value-type="float">
            <text:p>239.12293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7.447393" calcext:value-type="float">
            <text:p>317.447393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44.893344" calcext:value-type="float">
            <text:p>444.89334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5.019582" calcext:value-type="float">
            <text:p>245.019582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98.326907" calcext:value-type="float">
            <text:p>398.326907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29.422134" calcext:value-type="float">
            <text:p>329.42213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23.745381" calcext:value-type="float">
            <text:p>323.74538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16.304765" calcext:value-type="float">
            <text:p>516.304765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80.177621" calcext:value-type="float">
            <text:p>580.17762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23.441285" calcext:value-type="float">
            <text:p>423.441285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78.325278" calcext:value-type="float">
            <text:p>478.32527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29.87111" calcext:value-type="float">
            <text:p>529.8711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2.192005" calcext:value-type="float">
            <text:p>302.192005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61.24488" calcext:value-type="float">
            <text:p>461.2448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57.117361" calcext:value-type="float">
            <text:p>557.11736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14.539292" calcext:value-type="float">
            <text:p>414.539292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79.832448" calcext:value-type="float">
            <text:p>479.83244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47.2193" calcext:value-type="float">
            <text:p>347.2193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9.071332" calcext:value-type="float">
            <text:p>199.071332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8.684174" calcext:value-type="float">
            <text:p>158.68417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5.48581" calcext:value-type="float">
            <text:p>145.4858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5.653358" calcext:value-type="float">
            <text:p>145.65335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7.142274" calcext:value-type="float">
            <text:p>157.14227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7.174509" calcext:value-type="float">
            <text:p>147.17450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9.025288" calcext:value-type="float">
            <text:p>159.02528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3.287187" calcext:value-type="float">
            <text:p>193.287187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0.268399" calcext:value-type="float">
            <text:p>210.26839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5.595406" calcext:value-type="float">
            <text:p>535.59540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6.940506" calcext:value-type="float">
            <text:p>496.94050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4.741931" calcext:value-type="float">
            <text:p>374.74193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8.894227" calcext:value-type="float">
            <text:p>358.894227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9.775796" calcext:value-type="float">
            <text:p>319.77579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7.686397" calcext:value-type="float">
            <text:p>377.686397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9.201453" calcext:value-type="float">
            <text:p>479.201453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0.878115" calcext:value-type="float">
            <text:p>290.878115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4.733543" calcext:value-type="float">
            <text:p>404.733543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1.601167" calcext:value-type="float">
            <text:p>401.601167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20.061334" calcext:value-type="float">
            <text:p>420.06133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0.231626" calcext:value-type="float">
            <text:p>360.23162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7.378828" calcext:value-type="float">
            <text:p>277.37882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9.67068" calcext:value-type="float">
            <text:p>429.6706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9.924147" calcext:value-type="float">
            <text:p>239.924147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1.785685" calcext:value-type="float">
            <text:p>321.785685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1.725518" calcext:value-type="float">
            <text:p>461.72551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3.155973" calcext:value-type="float">
            <text:p>333.155973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1.10638" calcext:value-type="float">
            <text:p>231.1063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2.589108" calcext:value-type="float">
            <text:p>452.58910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4.655349" calcext:value-type="float">
            <text:p>314.65534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7.124834" calcext:value-type="float">
            <text:p>177.12483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1.502202" calcext:value-type="float">
            <text:p>351.502202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9.487192" calcext:value-type="float">
            <text:p>229.487192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34.625637" calcext:value-type="float">
            <text:p>334.625637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7.336388" calcext:value-type="float">
            <text:p>237.33638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7.948106" calcext:value-type="float">
            <text:p>357.94810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5.554254" calcext:value-type="float">
            <text:p>175.55425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6.172155" calcext:value-type="float">
            <text:p>426.172155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8.789839" calcext:value-type="float">
            <text:p>268.78983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4.318669" calcext:value-type="float">
            <text:p>174.31866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25.277109" calcext:value-type="float">
            <text:p>325.27710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16.317281" calcext:value-type="float">
            <text:p>316.31728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4.20252" calcext:value-type="float">
            <text:p>224.20252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4.196106" calcext:value-type="float">
            <text:p>274.19610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47.750501" calcext:value-type="float">
            <text:p>447.75050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88.382417" calcext:value-type="float">
            <text:p>288.382417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9.31259" calcext:value-type="float">
            <text:p>279.3125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0.086205" calcext:value-type="float">
            <text:p>340.086205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8.53068" calcext:value-type="float">
            <text:p>268.5306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9.448089" calcext:value-type="float">
            <text:p>349.44808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63.397974" calcext:value-type="float">
            <text:p>263.39797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2.683672" calcext:value-type="float">
            <text:p>382.683672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22.16022" calcext:value-type="float">
            <text:p>322.16022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8.200881" calcext:value-type="float">
            <text:p>278.20088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66.367191" calcext:value-type="float">
            <text:p>466.36719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8.996559" calcext:value-type="float">
            <text:p>388.99655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76.223414" calcext:value-type="float">
            <text:p>376.22341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73.833805" calcext:value-type="float">
            <text:p>373.833805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14.082581" calcext:value-type="float">
            <text:p>414.08258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8.617514" calcext:value-type="float">
            <text:p>358.61751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47.817994" calcext:value-type="float">
            <text:p>347.81799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77.913111" calcext:value-type="float">
            <text:p>377.91311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72.533086" calcext:value-type="float">
            <text:p>372.53308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92.135166" calcext:value-type="float">
            <text:p>292.13516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01.030399" calcext:value-type="float">
            <text:p>401.03039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8.835511" calcext:value-type="float">
            <text:p>508.83551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5.892016" calcext:value-type="float">
            <text:p>325.89201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55.498895" calcext:value-type="float">
            <text:p>355.498895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15.716305" calcext:value-type="float">
            <text:p>415.716305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50.960944" calcext:value-type="float">
            <text:p>350.96094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69.333677" calcext:value-type="float">
            <text:p>469.333677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4.677166" calcext:value-type="float">
            <text:p>344.67716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2.559446" calcext:value-type="float">
            <text:p>332.55944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02.47978" calcext:value-type="float">
            <text:p>402.4797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02.140122" calcext:value-type="float">
            <text:p>402.140122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67.153492" calcext:value-type="float">
            <text:p>467.153492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8.525098" calcext:value-type="float">
            <text:p>348.52509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2.051804" calcext:value-type="float">
            <text:p>242.05180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4.519044" calcext:value-type="float">
            <text:p>354.51904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81.032121" calcext:value-type="float">
            <text:p>481.03212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5.219934" calcext:value-type="float">
            <text:p>365.21993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9.322055" calcext:value-type="float">
            <text:p>339.322055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23.527348" calcext:value-type="float">
            <text:p>523.52734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45.069885" calcext:value-type="float">
            <text:p>345.069885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21.6759" calcext:value-type="float">
            <text:p>321.675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17.035999" calcext:value-type="float">
            <text:p>317.03599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75.125154" calcext:value-type="float">
            <text:p>475.12515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7.117386" calcext:value-type="float">
            <text:p>357.11738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83.370015" calcext:value-type="float">
            <text:p>383.370015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16.490693" calcext:value-type="float">
            <text:p>316.490693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2.666715" calcext:value-type="float">
            <text:p>162.666715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1.511046" calcext:value-type="float">
            <text:p>161.51104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5.874488" calcext:value-type="float">
            <text:p>155.87448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0.149625" calcext:value-type="float">
            <text:p>150.149625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4.119284" calcext:value-type="float">
            <text:p>144.11928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0.289655" calcext:value-type="float">
            <text:p>180.289655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4.637184" calcext:value-type="float">
            <text:p>184.63718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4.839629" calcext:value-type="float">
            <text:p>264.83962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6.885825" calcext:value-type="float">
            <text:p>296.885825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.943626" calcext:value-type="float">
            <text:p>248.94362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7.647208" calcext:value-type="float">
            <text:p>397.64720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5.417691" calcext:value-type="float">
            <text:p>385.41769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8.575555" calcext:value-type="float">
            <text:p>388.575555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2.20336" calcext:value-type="float">
            <text:p>502.2033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7.574296" calcext:value-type="float">
            <text:p>437.57429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6.969541" calcext:value-type="float">
            <text:p>276.96954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16.338094" calcext:value-type="float">
            <text:p>416.33809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0.898901" calcext:value-type="float">
            <text:p>360.89890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9.100486" calcext:value-type="float">
            <text:p>389.10048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3.42838" calcext:value-type="float">
            <text:p>533.4283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7.518117" calcext:value-type="float">
            <text:p>357.518117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9.833101" calcext:value-type="float">
            <text:p>459.83310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4.137709" calcext:value-type="float">
            <text:p>324.13770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8.829844" calcext:value-type="float">
            <text:p>458.82984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8.05089" calcext:value-type="float">
            <text:p>258.0508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83.777352" calcext:value-type="float">
            <text:p>483.777352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33.311185" calcext:value-type="float">
            <text:p>433.311185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4.696848" calcext:value-type="float">
            <text:p>254.69684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8.678608" calcext:value-type="float">
            <text:p>478.67860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84.047041" calcext:value-type="float">
            <text:p>484.04704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3.216818" calcext:value-type="float">
            <text:p>213.21681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55.418373" calcext:value-type="float">
            <text:p>455.418373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4.981256" calcext:value-type="float">
            <text:p>354.98125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0.184929" calcext:value-type="float">
            <text:p>400.18492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2.386703" calcext:value-type="float">
            <text:p>252.386703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12.190983" calcext:value-type="float">
            <text:p>412.190983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32.549101" calcext:value-type="float">
            <text:p>332.54910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58.952425" calcext:value-type="float">
            <text:p>458.952425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9.571827" calcext:value-type="float">
            <text:p>379.571827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60.223514" calcext:value-type="float">
            <text:p>360.22351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4.513262" calcext:value-type="float">
            <text:p>434.513262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29.744899" calcext:value-type="float">
            <text:p>329.74489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10.386372" calcext:value-type="float">
            <text:p>510.386372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31.592683" calcext:value-type="float">
            <text:p>331.592683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9.854337" calcext:value-type="float">
            <text:p>229.854337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75.987201" calcext:value-type="float">
            <text:p>375.98720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25.426197" calcext:value-type="float">
            <text:p>425.426197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1.121096" calcext:value-type="float">
            <text:p>301.12109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5.478321" calcext:value-type="float">
            <text:p>245.47832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02.36192" calcext:value-type="float">
            <text:p>402.36192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29.909376" calcext:value-type="float">
            <text:p>329.90937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9.256597" calcext:value-type="float">
            <text:p>209.256597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61.651048" calcext:value-type="float">
            <text:p>361.65104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92.997392" calcext:value-type="float">
            <text:p>392.997392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6.017843" calcext:value-type="float">
            <text:p>386.017843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44.160255" calcext:value-type="float">
            <text:p>344.160255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13.031956" calcext:value-type="float">
            <text:p>313.03195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49.394164" calcext:value-type="float">
            <text:p>349.39416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44.85556" calcext:value-type="float">
            <text:p>344.8555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17.541719" calcext:value-type="float">
            <text:p>317.54171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42.013938" calcext:value-type="float">
            <text:p>342.01393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4.306329" calcext:value-type="float">
            <text:p>314.30632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87.268245" calcext:value-type="float">
            <text:p>387.268245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51.474168" calcext:value-type="float">
            <text:p>451.47416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6.237742" calcext:value-type="float">
            <text:p>326.237742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9.509991" calcext:value-type="float">
            <text:p>429.50999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32.362571" calcext:value-type="float">
            <text:p>432.36257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15.485509" calcext:value-type="float">
            <text:p>215.48550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62.78223" calcext:value-type="float">
            <text:p>362.78223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74.056019" calcext:value-type="float">
            <text:p>274.05601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7.14911" calcext:value-type="float">
            <text:p>357.1491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78.837343" calcext:value-type="float">
            <text:p>278.837343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17.778456" calcext:value-type="float">
            <text:p>417.77845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4.253054" calcext:value-type="float">
            <text:p>254.25305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78.89961" calcext:value-type="float">
            <text:p>378.89961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82.929346" calcext:value-type="float">
            <text:p>282.92934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25.699444" calcext:value-type="float">
            <text:p>325.69944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50.505504" calcext:value-type="float">
            <text:p>450.505504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30.864279" calcext:value-type="float">
            <text:p>430.86427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23.256809" calcext:value-type="float">
            <text:p>323.25680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82.543113" calcext:value-type="float">
            <text:p>382.543113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01.693158" calcext:value-type="float">
            <text:p>401.693158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92.25363" calcext:value-type="float">
            <text:p>292.25363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23.563485" calcext:value-type="float">
            <text:p>323.563485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31.860987" calcext:value-type="float">
            <text:p>431.860987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9.503966" calcext:value-type="float">
            <text:p>359.50396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5.53786" calcext:value-type="float">
            <text:p>285.53786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71.983469" calcext:value-type="float">
            <text:p>371.983469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92.06712" calcext:value-type="float">
            <text:p>492.06712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22.836755" calcext:value-type="float">
            <text:p>322.836755</text:p>
          </table:table-cell>
          <table:table-cell table:number-columns-repeated="1018"/>
        </table:table-row>
        <table:table-row table:style-name="ro2" table:number-rows-repeated="10483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PP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Vértices</text:p>
          </table:table-cell>
          <table:table-cell table:style-name="ce1" office:value-type="string" calcext:value-type="string">
            <text:p>Inicio</text:p>
          </table:table-cell>
          <table:table-cell table:style-name="ce1" office:value-type="string" calcext:value-type="string">
            <text:p>Busca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empo(m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42,33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49,31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36,16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38,03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36,31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36,66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36,90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38,60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35,58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37,64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75,45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76,95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77,36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76,52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75,7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76,71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76,44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75,84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77,49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75,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35,3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24,75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31,27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29,72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31,40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37,37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28,35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31,86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35,45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29,78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54,5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49,29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46,05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43,61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49,26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44,80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42,90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41,35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40,78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44,96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18,58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25,77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16,67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17,81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15,92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17,68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15,49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20,5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17,56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19,63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33,84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28,57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27,61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25,76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36,44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25,14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22,91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29,91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27,62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28,74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36,29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20,02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14,90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24,49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22,79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19,5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23,20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16,43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15,1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20,31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26,82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18,8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21,09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29,44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23,61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23,5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20,86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17,9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16,08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22,59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24,13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20,96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25,32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15,08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20,16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21,27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20,64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17,2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13,06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15,04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70,9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74,0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71,35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75,68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70,71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75,07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73,69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73,11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72,91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72,37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89,44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86,7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87,56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85,36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86,0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84,15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86,80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90,91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85,27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83,26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35,60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28,82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26,63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26,39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28,83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28,74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28,97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27,31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26,94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23,81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56,65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52,4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52,57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50,55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52,13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49,52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50,36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53,29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50,97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52,06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28,26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22,63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20,59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28,20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22,29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23,99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21,99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26,88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26,13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24,13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32,77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34,12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27,7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32,15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30,86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32,31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34,33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35,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38,25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32,19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25,70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24,94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30,37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26,27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25,09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25,10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28,78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26,05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23,91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27,35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28,67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27,83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32,73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23,7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21,84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22,96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23,99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29,08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26,25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29,63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26,44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23,60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26,79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22,53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24,86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26,62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30,69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26,84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23,8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25,76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24,9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25,19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25,59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24,88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24,32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24,48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26,13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24,36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25,25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25,47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66,94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65,78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65,93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69,15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68,04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64,8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64,7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66,76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68,29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68,11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14,66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10,33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12,34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18,98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19,01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14,52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12,01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14,08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16,0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13,86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41,56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37,46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37,77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37,13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35,47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34,25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38,16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35,45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35,84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35,86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09,94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13,15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09,32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14,16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07,74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08,96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10,60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10,29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11,07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14,15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8,31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21,76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8,20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8,95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20,04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20,8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22,83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4,22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9,21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5,15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14,23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10,85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17,12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12,38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17,06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12,9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11,3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11,16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10,58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15,17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12,9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13,96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12,78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12,84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13,07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13,5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14,04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07,87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12,67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12,02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12,41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13,6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11,37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10,49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11,61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07,44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11,53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10,20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12,36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Concorrent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11,941</text:p>
          </table:table-cell>
          <table:table-cell table:number-columns-repeated="1018"/>
        </table:table-row>
        <table:table-row table:style-name="ro2" table:number-rows-repeated="10483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statisticas Java" table:style-name="ta3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Vértices</text:p>
          </table:table-cell>
          <table:table-cell table:style-name="ce1" office:value-type="string" calcext:value-type="string">
            <text:p>Inicio</text:p>
          </table:table-cell>
          <table:table-cell table:style-name="ce1" office:value-type="string" calcext:value-type="string">
            <text:p>Busca</text:p>
          </table:table-cell>
          <table:table-cell table:style-name="ce1" office:value-type="string" calcext:value-type="string">
            <text:p>Tempo Serial (m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423,7012115999999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úmero Threads</text:p>
          </table:table-cell>
          <table:table-cell table:style-name="ce1" office:value-type="string" calcext:value-type="string">
            <text:p>Tempo (ms)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Eficiênci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11,65729390000007</text:p>
          </table:table-cell>
          <table:table-cell table:number-columns-repeated="2" table:style-name="ce1" office:value-type="string" calcext:value-type="string">
            <text:p>1,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31,87467890000005</text:p>
          </table:table-cell>
          <table:table-cell table:style-name="ce1" office:value-type="string" calcext:value-type="string">
            <text:p>1,1847355700575202</text:p>
          </table:table-cell>
          <table:table-cell table:style-name="ce1" office:value-type="string" calcext:value-type="string">
            <text:p>0,592367785028760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50,03788119999996</text:p>
          </table:table-cell>
          <table:table-cell table:style-name="ce1" office:value-type="string" calcext:value-type="string">
            <text:p>1,4617197777164472</text:p>
          </table:table-cell>
          <table:table-cell table:style-name="ce1" office:value-type="string" calcext:value-type="string">
            <text:p>0,365429944429111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382,19903860000005</text:p>
          </table:table-cell>
          <table:table-cell table:style-name="ce1" office:value-type="string" calcext:value-type="string">
            <text:p>1,3387194687202963</text:p>
          </table:table-cell>
          <table:table-cell table:style-name="ce1" office:value-type="string" calcext:value-type="string">
            <text:p>0,1673399335900370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81,7514808</text:p>
          </table:table-cell>
          <table:table-cell table:style-name="ce1" office:value-type="string" calcext:value-type="string">
            <text:p>1,3402889566473164</text:p>
          </table:table-cell>
          <table:table-cell table:style-name="ce1" office:value-type="string" calcext:value-type="string">
            <text:p>0,1116907463872763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83,02530809999996</text:p>
          </table:table-cell>
          <table:table-cell table:style-name="ce1" office:value-type="string" calcext:value-type="string">
            <text:p>1,335831557549239</text:p>
          </table:table-cell>
          <table:table-cell table:style-name="ce1" office:value-type="string" calcext:value-type="string">
            <text:p>0,0834894723468274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72,411852</text:p>
          </table:table-cell>
          <table:table-cell table:style-name="ce1" office:value-type="string" calcext:value-type="string">
            <text:p>1,3739017465534369</text:p>
          </table:table-cell>
          <table:table-cell table:style-name="ce1" office:value-type="string" calcext:value-type="string">
            <text:p>0,05724590610639320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457,396058</text:p>
          </table:table-cell>
          <table:table-cell table:style-name="ce1" office:value-type="string" calcext:value-type="string">
            <text:p>1,1186307467039869</text:p>
          </table:table-cell>
          <table:table-cell table:style-name="ce1" office:value-type="string" calcext:value-type="string">
            <text:p>0,0349572108344995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értices</text:p>
          </table:table-cell>
          <table:table-cell table:style-name="ce1" office:value-type="string" calcext:value-type="string">
            <text:p>Inicio</text:p>
          </table:table-cell>
          <table:table-cell table:style-name="ce1" office:value-type="string" calcext:value-type="string">
            <text:p>Busca</text:p>
          </table:table-cell>
          <table:table-cell table:style-name="ce1" office:value-type="string" calcext:value-type="string">
            <text:p>Tempo Serial (m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205,138773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úmero Threads</text:p>
          </table:table-cell>
          <table:table-cell table:style-name="ce1" office:value-type="string" calcext:value-type="string">
            <text:p>Tempo (ms)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Eficiênci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92,45144689999995</text:p>
          </table:table-cell>
          <table:table-cell table:number-columns-repeated="2" table:style-name="ce1" office:value-type="string" calcext:value-type="string">
            <text:p>1,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42,22232940000004</text:p>
          </table:table-cell>
          <table:table-cell table:style-name="ce1" office:value-type="string" calcext:value-type="string">
            <text:p>1,146773349325463</text:p>
          </table:table-cell>
          <table:table-cell table:style-name="ce1" office:value-type="string" calcext:value-type="string">
            <text:p>0,57338667466273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73,28592760000004</text:p>
          </table:table-cell>
          <table:table-cell table:style-name="ce1" office:value-type="string" calcext:value-type="string">
            <text:p>1,4360470381571155</text:p>
          </table:table-cell>
          <table:table-cell table:style-name="ce1" office:value-type="string" calcext:value-type="string">
            <text:p>0,359011759539278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311,3503498</text:p>
          </table:table-cell>
          <table:table-cell table:style-name="ce1" office:value-type="string" calcext:value-type="string">
            <text:p>1,2604817921421843</text:p>
          </table:table-cell>
          <table:table-cell table:style-name="ce1" office:value-type="string" calcext:value-type="string">
            <text:p>0,1575602240177730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62,4563811</text:p>
          </table:table-cell>
          <table:table-cell table:style-name="ce1" office:value-type="string" calcext:value-type="string">
            <text:p>1,0827549668430985</text:p>
          </table:table-cell>
          <table:table-cell table:style-name="ce1" office:value-type="string" calcext:value-type="string">
            <text:p>0,090229580570258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74,83334270000006</text:p>
          </table:table-cell>
          <table:table-cell table:style-name="ce1" office:value-type="string" calcext:value-type="string">
            <text:p>1,0470025000259933</text:p>
          </table:table-cell>
          <table:table-cell table:style-name="ce1" office:value-type="string" calcext:value-type="string">
            <text:p>0,0654376562516245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84,4471750000001</text:p>
          </table:table-cell>
          <table:table-cell table:style-name="ce1" office:value-type="string" calcext:value-type="string">
            <text:p>1,0208202125558599</text:p>
          </table:table-cell>
          <table:table-cell table:style-name="ce1" office:value-type="string" calcext:value-type="string">
            <text:p>0,0425341755231608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74,39543689999994</text:p>
          </table:table-cell>
          <table:table-cell table:style-name="ce1" office:value-type="string" calcext:value-type="string">
            <text:p>1,0482271102166845</text:p>
          </table:table-cell>
          <table:table-cell table:style-name="ce1" office:value-type="string" calcext:value-type="string">
            <text:p>0,0327570971942713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értices</text:p>
          </table:table-cell>
          <table:table-cell table:style-name="ce1" office:value-type="string" calcext:value-type="string">
            <text:p>Inicio</text:p>
          </table:table-cell>
          <table:table-cell table:style-name="ce1" office:value-type="string" calcext:value-type="string">
            <text:p>Busca</text:p>
          </table:table-cell>
          <table:table-cell table:style-name="ce1" office:value-type="string" calcext:value-type="string">
            <text:p>Tempo Serial (m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194,9917077000000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úmero Threads</text:p>
          </table:table-cell>
          <table:table-cell table:style-name="ce1" office:value-type="string" calcext:value-type="string">
            <text:p>Tempo (ms)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Eficiênci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8,81535119999995</text:p>
          </table:table-cell>
          <table:table-cell table:number-columns-repeated="2" table:style-name="ce1" office:value-type="string" calcext:value-type="string">
            <text:p>1,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99,2880695</text:p>
          </table:table-cell>
          <table:table-cell table:style-name="ce1" office:value-type="string" calcext:value-type="string">
            <text:p>1,023860672100547</text:p>
          </table:table-cell>
          <table:table-cell table:style-name="ce1" office:value-type="string" calcext:value-type="string">
            <text:p>0,511930336050273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61,9675929</text:p>
          </table:table-cell>
          <table:table-cell table:style-name="ce1" office:value-type="string" calcext:value-type="string">
            <text:p>1,1294252834201721</text:p>
          </table:table-cell>
          <table:table-cell table:style-name="ce1" office:value-type="string" calcext:value-type="string">
            <text:p>0,2823563208550430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358,6466288</text:p>
          </table:table-cell>
          <table:table-cell table:style-name="ce1" office:value-type="string" calcext:value-type="string">
            <text:p>1,1398834350342568</text:p>
          </table:table-cell>
          <table:table-cell table:style-name="ce1" office:value-type="string" calcext:value-type="string">
            <text:p>0,142485429379282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34,88159099999996</text:p>
          </table:table-cell>
          <table:table-cell table:style-name="ce1" office:value-type="string" calcext:value-type="string">
            <text:p>1,220775826999699</text:p>
          </table:table-cell>
          <table:table-cell table:style-name="ce1" office:value-type="string" calcext:value-type="string">
            <text:p>0,101731318916641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53,5496742000001</text:p>
          </table:table-cell>
          <table:table-cell table:style-name="ce1" office:value-type="string" calcext:value-type="string">
            <text:p>1,1563165830234552</text:p>
          </table:table-cell>
          <table:table-cell table:style-name="ce1" office:value-type="string" calcext:value-type="string">
            <text:p>0,0722697864389659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50,0172955</text:p>
          </table:table-cell>
          <table:table-cell table:style-name="ce1" office:value-type="string" calcext:value-type="string">
            <text:p>1,1679861437018617</text:p>
          </table:table-cell>
          <table:table-cell table:style-name="ce1" office:value-type="string" calcext:value-type="string">
            <text:p>0,04866608932091090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66,3843543</text:p>
          </table:table-cell>
          <table:table-cell table:style-name="ce1" office:value-type="string" calcext:value-type="string">
            <text:p>1,1158100677663134</text:p>
          </table:table-cell>
          <table:table-cell table:style-name="ce1" office:value-type="string" calcext:value-type="string">
            <text:p>0,034869064617697294</text:p>
          </table:table-cell>
          <table:table-cell table:number-columns-repeated="1020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statisticas CPP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Vértices</text:p>
          </table:table-cell>
          <table:table-cell table:style-name="ce1" office:value-type="string" calcext:value-type="string">
            <text:p>Inicio</text:p>
          </table:table-cell>
          <table:table-cell table:style-name="ce1" office:value-type="string" calcext:value-type="string">
            <text:p>Busca</text:p>
          </table:table-cell>
          <table:table-cell table:style-name="ce1" office:value-type="string" calcext:value-type="string">
            <text:p>Tempo Serial (m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240</text:p>
          </table:table-cell>
          <table:table-cell table:style-name="ce1" office:value-type="string" calcext:value-type="string">
            <text:p>738,7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úmero Threads</text:p>
          </table:table-cell>
          <table:table-cell table:style-name="ce1" office:value-type="string" calcext:value-type="string">
            <text:p>Tempo (ms)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Eficiênci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76,437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31,536</text:p>
          </table:table-cell>
          <table:table-cell table:style-name="ce1" office:value-type="string" calcext:value-type="string">
            <text:p>1,43706</text:p>
          </table:table-cell>
          <table:table-cell table:style-name="ce1" office:value-type="string" calcext:value-type="string">
            <text:p>0,71853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45,762</text:p>
          </table:table-cell>
          <table:table-cell table:style-name="ce1" office:value-type="string" calcext:value-type="string">
            <text:p>1,93861</text:p>
          </table:table-cell>
          <table:table-cell table:style-name="ce1" office:value-type="string" calcext:value-type="string">
            <text:p>0,48465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18,568</text:p>
          </table:table-cell>
          <table:table-cell table:style-name="ce1" office:value-type="string" calcext:value-type="string">
            <text:p>2,17981</text:p>
          </table:table-cell>
          <table:table-cell table:style-name="ce1" office:value-type="string" calcext:value-type="string">
            <text:p>0,27247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28,658</text:p>
          </table:table-cell>
          <table:table-cell table:style-name="ce1" office:value-type="string" calcext:value-type="string">
            <text:p>2,08362</text:p>
          </table:table-cell>
          <table:table-cell table:style-name="ce1" office:value-type="string" calcext:value-type="string">
            <text:p>0,17363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21,311</text:p>
          </table:table-cell>
          <table:table-cell table:style-name="ce1" office:value-type="string" calcext:value-type="string">
            <text:p>2,1528</text:p>
          </table:table-cell>
          <table:table-cell table:style-name="ce1" office:value-type="string" calcext:value-type="string">
            <text:p>0,1345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22,1</text:p>
          </table:table-cell>
          <table:table-cell table:style-name="ce1" office:value-type="string" calcext:value-type="string">
            <text:p>2,14515</text:p>
          </table:table-cell>
          <table:table-cell table:style-name="ce1" office:value-type="string" calcext:value-type="string">
            <text:p>0,089381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19,294</text:p>
          </table:table-cell>
          <table:table-cell table:style-name="ce1" office:value-type="string" calcext:value-type="string">
            <text:p>2,17259</text:p>
          </table:table-cell>
          <table:table-cell table:style-name="ce1" office:value-type="string" calcext:value-type="string">
            <text:p>0,067893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értices</text:p>
          </table:table-cell>
          <table:table-cell table:style-name="ce1" office:value-type="string" calcext:value-type="string">
            <text:p>Inicio</text:p>
          </table:table-cell>
          <table:table-cell table:style-name="ce1" office:value-type="string" calcext:value-type="string">
            <text:p>Busca</text:p>
          </table:table-cell>
          <table:table-cell table:style-name="ce1" office:value-type="string" calcext:value-type="string">
            <text:p>Tempo Serial (m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071</text:p>
          </table:table-cell>
          <table:table-cell table:style-name="ce1" office:value-type="string" calcext:value-type="string">
            <text:p>472,98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úmero Threads</text:p>
          </table:table-cell>
          <table:table-cell table:style-name="ce1" office:value-type="string" calcext:value-type="string">
            <text:p>Tempo (ms)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Eficiênci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86,56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28,21</text:p>
          </table:table-cell>
          <table:table-cell table:style-name="ce1" office:value-type="string" calcext:value-type="string">
            <text:p>1,48247</text:p>
          </table:table-cell>
          <table:table-cell table:style-name="ce1" office:value-type="string" calcext:value-type="string">
            <text:p>0,74123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52,055</text:p>
          </table:table-cell>
          <table:table-cell table:style-name="ce1" office:value-type="string" calcext:value-type="string">
            <text:p>1,93038</text:p>
          </table:table-cell>
          <table:table-cell table:style-name="ce1" office:value-type="string" calcext:value-type="string">
            <text:p>0,48259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24,514</text:p>
          </table:table-cell>
          <table:table-cell table:style-name="ce1" office:value-type="string" calcext:value-type="string">
            <text:p>2,16718</text:p>
          </table:table-cell>
          <table:table-cell table:style-name="ce1" office:value-type="string" calcext:value-type="string">
            <text:p>0,27089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32,992</text:p>
          </table:table-cell>
          <table:table-cell table:style-name="ce1" office:value-type="string" calcext:value-type="string">
            <text:p>2,08832</text:p>
          </table:table-cell>
          <table:table-cell table:style-name="ce1" office:value-type="string" calcext:value-type="string">
            <text:p>0,17402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26,361</text:p>
          </table:table-cell>
          <table:table-cell table:style-name="ce1" office:value-type="string" calcext:value-type="string">
            <text:p>2,14949</text:p>
          </table:table-cell>
          <table:table-cell table:style-name="ce1" office:value-type="string" calcext:value-type="string">
            <text:p>0,13434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26,677</text:p>
          </table:table-cell>
          <table:table-cell table:style-name="ce1" office:value-type="string" calcext:value-type="string">
            <text:p>2,1465</text:p>
          </table:table-cell>
          <table:table-cell table:style-name="ce1" office:value-type="string" calcext:value-type="string">
            <text:p>0,089437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25,799</text:p>
          </table:table-cell>
          <table:table-cell table:style-name="ce1" office:value-type="string" calcext:value-type="string">
            <text:p>2,15484</text:p>
          </table:table-cell>
          <table:table-cell table:style-name="ce1" office:value-type="string" calcext:value-type="string">
            <text:p>0,067338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értices</text:p>
          </table:table-cell>
          <table:table-cell table:style-name="ce1" office:value-type="string" calcext:value-type="string">
            <text:p>Inicio</text:p>
          </table:table-cell>
          <table:table-cell table:style-name="ce1" office:value-type="string" calcext:value-type="string">
            <text:p>Busca</text:p>
          </table:table-cell>
          <table:table-cell table:style-name="ce1" office:value-type="string" calcext:value-type="string">
            <text:p>Tempo Serial (m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000</text:p>
          </table:table-cell>
          <table:table-cell table:style-name="ce1" office:value-type="string" calcext:value-type="string">
            <text:p>1759</text:p>
          </table:table-cell>
          <table:table-cell table:style-name="ce1" office:value-type="string" calcext:value-type="string">
            <text:p>5960</text:p>
          </table:table-cell>
          <table:table-cell table:style-name="ce1" office:value-type="string" calcext:value-type="string">
            <text:p>425,06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úmero Threads</text:p>
          </table:table-cell>
          <table:table-cell table:style-name="ce1" office:value-type="string" calcext:value-type="string">
            <text:p>Tempo (ms)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Eficiênci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66,864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14,583</text:p>
          </table:table-cell>
          <table:table-cell table:style-name="ce1" office:value-type="string" calcext:value-type="string">
            <text:p>1,48407</text:p>
          </table:table-cell>
          <table:table-cell table:style-name="ce1" office:value-type="string" calcext:value-type="string">
            <text:p>0,74203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36,9</text:p>
          </table:table-cell>
          <table:table-cell table:style-name="ce1" office:value-type="string" calcext:value-type="string">
            <text:p>1,97072</text:p>
          </table:table-cell>
          <table:table-cell table:style-name="ce1" office:value-type="string" calcext:value-type="string">
            <text:p>0,4926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10,943</text:p>
          </table:table-cell>
          <table:table-cell table:style-name="ce1" office:value-type="string" calcext:value-type="string">
            <text:p>2,21322</text:p>
          </table:table-cell>
          <table:table-cell table:style-name="ce1" office:value-type="string" calcext:value-type="string">
            <text:p>0,27665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8,959</text:p>
          </table:table-cell>
          <table:table-cell table:style-name="ce1" office:value-type="string" calcext:value-type="string">
            <text:p>2,13219</text:p>
          </table:table-cell>
          <table:table-cell table:style-name="ce1" office:value-type="string" calcext:value-type="string">
            <text:p>0,17768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13,281</text:p>
          </table:table-cell>
          <table:table-cell table:style-name="ce1" office:value-type="string" calcext:value-type="string">
            <text:p>2,18896</text:p>
          </table:table-cell>
          <table:table-cell table:style-name="ce1" office:value-type="string" calcext:value-type="string">
            <text:p>0,1368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12,575</text:p>
          </table:table-cell>
          <table:table-cell table:style-name="ce1" office:value-type="string" calcext:value-type="string">
            <text:p>2,19623</text:p>
          </table:table-cell>
          <table:table-cell table:style-name="ce1" office:value-type="string" calcext:value-type="string">
            <text:p>0,091509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11,301</text:p>
          </table:table-cell>
          <table:table-cell table:style-name="ce1" office:value-type="string" calcext:value-type="string">
            <text:p>2,20948</text:p>
          </table:table-cell>
          <table:table-cell table:style-name="ce1" office:value-type="string" calcext:value-type="string">
            <text:p>0,0690461</text:p>
          </table:table-cell>
          <table:table-cell table:number-columns-repeated="1020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statisticas" table:style-name="ta5"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1012" table:default-cell-style-name="Default"/>
        <table:table-row table:style-name="ro1">
          <table:table-cell table:style-name="ce2" office:value-type="string" calcext:value-type="string" table:number-columns-spanned="12" table:number-rows-spanned="1">
            <text:p>JAVA</text:p>
          </table:table-cell>
          <table:covered-table-cell table:number-columns-repeated="10" table:style-name="ce12"/>
          <table:covered-table-cell table:style-name="ce39"/>
          <table:table-cell table:style-name="ce41" table:number-columns-repeated="13"/>
          <table:table-cell table:number-columns-repeated="999"/>
        </table:table-row>
        <table:table-row table:style-name="ro1">
          <table:table-cell table:style-name="ce3" office:value-type="string" calcext:value-type="string">
            <text:p>Vértices</text:p>
          </table:table-cell>
          <table:table-cell table:style-name="ce13" office:value-type="string" calcext:value-type="string">
            <text:p>Inicio</text:p>
          </table:table-cell>
          <table:table-cell table:style-name="ce13" office:value-type="string" calcext:value-type="string">
            <text:p>Busca</text:p>
          </table:table-cell>
          <table:table-cell table:style-name="ce23" office:value-type="string" calcext:value-type="string">
            <text:p>Tempo Serial (ms)</text:p>
          </table:table-cell>
          <table:table-cell table:style-name="ce30" office:value-type="string" calcext:value-type="string">
            <text:p>Vértices</text:p>
          </table:table-cell>
          <table:table-cell table:style-name="ce34" office:value-type="string" calcext:value-type="string">
            <text:p>Inicio</text:p>
          </table:table-cell>
          <table:table-cell table:style-name="ce34" office:value-type="string" calcext:value-type="string">
            <text:p>Busca</text:p>
          </table:table-cell>
          <table:table-cell table:style-name="ce36" office:value-type="string" calcext:value-type="string">
            <text:p>Tempo Serial (ms)</text:p>
          </table:table-cell>
          <table:table-cell table:style-name="ce30" office:value-type="string" calcext:value-type="string">
            <text:p>Vértices</text:p>
          </table:table-cell>
          <table:table-cell table:style-name="ce34" office:value-type="string" calcext:value-type="string">
            <text:p>Inicio</text:p>
          </table:table-cell>
          <table:table-cell table:style-name="ce34" office:value-type="string" calcext:value-type="string">
            <text:p>Busca</text:p>
          </table:table-cell>
          <table:table-cell table:style-name="ce36" office:value-type="string" calcext:value-type="string">
            <text:p>Tempo Serial (ms)</text:p>
          </table:table-cell>
          <table:table-cell table:style-name="ce41" table:number-columns-repeated="13"/>
          <table:table-cell table:number-columns-repeated="999"/>
        </table:table-row>
        <table:table-row table:style-name="ro1">
          <table:table-cell table:style-name="ce4" office:value-type="string" calcext:value-type="string">
            <text:p>10000</text:p>
          </table:table-cell>
          <table:table-cell table:style-name="ce14" office:value-type="string" calcext:value-type="string">
            <text:p>100</text:p>
          </table:table-cell>
          <table:table-cell table:style-name="ce14" office:value-type="string" calcext:value-type="string">
            <text:p>9240</text:p>
          </table:table-cell>
          <table:table-cell table:style-name="ce24" office:value-type="float" office:value="423.701211599999" calcext:value-type="float">
            <text:p>423.701</text:p>
          </table:table-cell>
          <table:table-cell table:style-name="ce31" office:value-type="string" calcext:value-type="string">
            <text:p>10000</text:p>
          </table:table-cell>
          <table:table-cell table:style-name="ce14" office:value-type="string" calcext:value-type="string">
            <text:p>1206</text:p>
          </table:table-cell>
          <table:table-cell table:style-name="ce14" office:value-type="string" calcext:value-type="string">
            <text:p>3071</text:p>
          </table:table-cell>
          <table:table-cell table:style-name="ce24" office:value-type="float" office:value="205.1387737" calcext:value-type="float">
            <text:p>205.139</text:p>
          </table:table-cell>
          <table:table-cell table:style-name="ce31" office:value-type="string" calcext:value-type="string">
            <text:p>10000</text:p>
          </table:table-cell>
          <table:table-cell table:style-name="ce14" office:value-type="string" calcext:value-type="string">
            <text:p>1759</text:p>
          </table:table-cell>
          <table:table-cell table:style-name="ce14" office:value-type="string" calcext:value-type="string">
            <text:p>5960</text:p>
          </table:table-cell>
          <table:table-cell table:style-name="ce24" office:value-type="float" office:value="194.9917077" calcext:value-type="float">
            <text:p>194.992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Número Threads</text:p>
          </table:table-cell>
          <table:table-cell table:style-name="ce15" office:value-type="string" calcext:value-type="string">
            <text:p>Tempo (ms)</text:p>
          </table:table-cell>
          <table:table-cell table:style-name="ce15" office:value-type="string" calcext:value-type="string">
            <text:p>Speedup</text:p>
          </table:table-cell>
          <table:table-cell table:style-name="ce25" office:value-type="string" calcext:value-type="string">
            <text:p>Eficiência</text:p>
          </table:table-cell>
          <table:table-cell table:style-name="ce32" office:value-type="string" calcext:value-type="string">
            <text:p>Número Threads</text:p>
          </table:table-cell>
          <table:table-cell table:style-name="ce35" office:value-type="string" calcext:value-type="string">
            <text:p>Tempo (ms)</text:p>
          </table:table-cell>
          <table:table-cell table:style-name="ce35" office:value-type="string" calcext:value-type="string">
            <text:p>Speedup</text:p>
          </table:table-cell>
          <table:table-cell table:style-name="ce37" office:value-type="string" calcext:value-type="string">
            <text:p>Eficiência</text:p>
          </table:table-cell>
          <table:table-cell table:style-name="ce32" office:value-type="string" calcext:value-type="string">
            <text:p>Número Threads</text:p>
          </table:table-cell>
          <table:table-cell table:style-name="ce35" office:value-type="string" calcext:value-type="string">
            <text:p>Tempo (ms)</text:p>
          </table:table-cell>
          <table:table-cell table:style-name="ce35" office:value-type="string" calcext:value-type="string">
            <text:p>Speedup</text:p>
          </table:table-cell>
          <table:table-cell table:style-name="ce37" office:value-type="string" calcext:value-type="string">
            <text:p>Eficiência</text:p>
          </table:table-cell>
          <table:table-cell table:style-name="ce41" table:number-columns-repeated="13"/>
          <table:table-cell table:number-columns-repeated="999"/>
        </table:table-row>
        <table:table-row table:style-name="ro1">
          <table:table-cell table:style-name="ce4" office:value-type="string" calcext:value-type="string">
            <text:p>1</text:p>
          </table:table-cell>
          <table:table-cell table:style-name="ce16" office:value-type="float" office:value="511.6572939" calcext:value-type="float">
            <text:p>511.657</text:p>
          </table:table-cell>
          <table:table-cell table:number-columns-repeated="2" table:style-name="ce16" office:value-type="float" office:value="1" calcext:value-type="float">
            <text:p>1.000</text:p>
          </table:table-cell>
          <table:table-cell table:style-name="ce31" office:value-type="string" calcext:value-type="string">
            <text:p>1</text:p>
          </table:table-cell>
          <table:table-cell table:style-name="ce16" office:value-type="float" office:value="392.451446899999" calcext:value-type="float">
            <text:p>392.451</text:p>
          </table:table-cell>
          <table:table-cell table:style-name="ce16" office:value-type="float" office:value="1" calcext:value-type="float">
            <text:p>1.000</text:p>
          </table:table-cell>
          <table:table-cell table:style-name="ce24" office:value-type="float" office:value="1" calcext:value-type="float">
            <text:p>1.000</text:p>
          </table:table-cell>
          <table:table-cell table:style-name="ce31" office:value-type="string" calcext:value-type="string">
            <text:p>1</text:p>
          </table:table-cell>
          <table:table-cell table:style-name="ce16" office:value-type="float" office:value="408.815351199999" calcext:value-type="float">
            <text:p>408.815</text:p>
          </table:table-cell>
          <table:table-cell table:style-name="ce16" office:value-type="float" office:value="1" calcext:value-type="float">
            <text:p>1.000</text:p>
          </table:table-cell>
          <table:table-cell table:style-name="ce24" office:value-type="float" office:value="1" calcext:value-type="float">
            <text:p>1.000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2</text:p>
          </table:table-cell>
          <table:table-cell table:style-name="ce16" office:value-type="float" office:value="431.8746789" calcext:value-type="float">
            <text:p>431.875</text:p>
          </table:table-cell>
          <table:table-cell table:style-name="ce16" office:value-type="float" office:value="1.18473557005752" calcext:value-type="float">
            <text:p>1.185</text:p>
          </table:table-cell>
          <table:table-cell table:style-name="ce16" office:value-type="float" office:value="0.59236778502876" calcext:value-type="float">
            <text:p>0.592</text:p>
          </table:table-cell>
          <table:table-cell table:style-name="ce31" office:value-type="string" calcext:value-type="string">
            <text:p>2</text:p>
          </table:table-cell>
          <table:table-cell table:style-name="ce16" office:value-type="float" office:value="342.2223294" calcext:value-type="float">
            <text:p>342.222</text:p>
          </table:table-cell>
          <table:table-cell table:style-name="ce16" office:value-type="float" office:value="1.14677334932546" calcext:value-type="float">
            <text:p>1.147</text:p>
          </table:table-cell>
          <table:table-cell table:style-name="ce24" office:value-type="float" office:value="0.573386674662731" calcext:value-type="float">
            <text:p>0.573</text:p>
          </table:table-cell>
          <table:table-cell table:style-name="ce31" office:value-type="string" calcext:value-type="string">
            <text:p>2</text:p>
          </table:table-cell>
          <table:table-cell table:style-name="ce16" office:value-type="float" office:value="399.2880695" calcext:value-type="float">
            <text:p>399.288</text:p>
          </table:table-cell>
          <table:table-cell table:style-name="ce16" office:value-type="float" office:value="1.02386067210054" calcext:value-type="float">
            <text:p>1.024</text:p>
          </table:table-cell>
          <table:table-cell table:style-name="ce24" office:value-type="float" office:value="0.511930336050273" calcext:value-type="float">
            <text:p>0.512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4</text:p>
          </table:table-cell>
          <table:table-cell table:style-name="ce16" office:value-type="float" office:value="350.037881199999" calcext:value-type="float">
            <text:p>350.038</text:p>
          </table:table-cell>
          <table:table-cell table:style-name="ce16" office:value-type="float" office:value="1.46171977771644" calcext:value-type="float">
            <text:p>1.462</text:p>
          </table:table-cell>
          <table:table-cell table:style-name="ce16" office:value-type="float" office:value="0.365429944429111" calcext:value-type="float">
            <text:p>0.365</text:p>
          </table:table-cell>
          <table:table-cell table:style-name="ce31" office:value-type="string" calcext:value-type="string">
            <text:p>4</text:p>
          </table:table-cell>
          <table:table-cell table:style-name="ce16" office:value-type="float" office:value="273.2859276" calcext:value-type="float">
            <text:p>273.286</text:p>
          </table:table-cell>
          <table:table-cell table:style-name="ce16" office:value-type="float" office:value="1.43604703815711" calcext:value-type="float">
            <text:p>1.436</text:p>
          </table:table-cell>
          <table:table-cell table:style-name="ce24" office:value-type="float" office:value="0.359011759539278" calcext:value-type="float">
            <text:p>0.359</text:p>
          </table:table-cell>
          <table:table-cell table:style-name="ce31" office:value-type="string" calcext:value-type="string">
            <text:p>4</text:p>
          </table:table-cell>
          <table:table-cell table:style-name="ce16" office:value-type="float" office:value="361.9675929" calcext:value-type="float">
            <text:p>361.968</text:p>
          </table:table-cell>
          <table:table-cell table:style-name="ce16" office:value-type="float" office:value="1.12942528342017" calcext:value-type="float">
            <text:p>1.129</text:p>
          </table:table-cell>
          <table:table-cell table:style-name="ce24" office:value-type="float" office:value="0.282356320855043" calcext:value-type="float">
            <text:p>0.282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8</text:p>
          </table:table-cell>
          <table:table-cell table:style-name="ce16" office:value-type="float" office:value="382.1990386" calcext:value-type="float">
            <text:p>382.199</text:p>
          </table:table-cell>
          <table:table-cell table:style-name="ce16" office:value-type="float" office:value="1.33871946872029" calcext:value-type="float">
            <text:p>1.339</text:p>
          </table:table-cell>
          <table:table-cell table:style-name="ce16" office:value-type="float" office:value="0.167339933590037" calcext:value-type="float">
            <text:p>0.167</text:p>
          </table:table-cell>
          <table:table-cell table:style-name="ce31" office:value-type="string" calcext:value-type="string">
            <text:p>8</text:p>
          </table:table-cell>
          <table:table-cell table:style-name="ce16" office:value-type="float" office:value="311.3503498" calcext:value-type="float">
            <text:p>311.350</text:p>
          </table:table-cell>
          <table:table-cell table:style-name="ce16" office:value-type="float" office:value="1.26048179214218" calcext:value-type="float">
            <text:p>1.260</text:p>
          </table:table-cell>
          <table:table-cell table:style-name="ce24" office:value-type="float" office:value="0.157560224017773" calcext:value-type="float">
            <text:p>0.158</text:p>
          </table:table-cell>
          <table:table-cell table:style-name="ce31" office:value-type="string" calcext:value-type="string">
            <text:p>8</text:p>
          </table:table-cell>
          <table:table-cell table:style-name="ce16" office:value-type="float" office:value="358.6466288" calcext:value-type="float">
            <text:p>358.647</text:p>
          </table:table-cell>
          <table:table-cell table:style-name="ce16" office:value-type="float" office:value="1.13988343503425" calcext:value-type="float">
            <text:p>1.140</text:p>
          </table:table-cell>
          <table:table-cell table:style-name="ce24" office:value-type="float" office:value="0.142485429379282" calcext:value-type="float">
            <text:p>0.142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12</text:p>
          </table:table-cell>
          <table:table-cell table:style-name="ce16" office:value-type="float" office:value="381.7514808" calcext:value-type="float">
            <text:p>381.751</text:p>
          </table:table-cell>
          <table:table-cell table:style-name="ce16" office:value-type="float" office:value="1.34028895664731" calcext:value-type="float">
            <text:p>1.340</text:p>
          </table:table-cell>
          <table:table-cell table:style-name="ce16" office:value-type="float" office:value="0.111690746387276" calcext:value-type="float">
            <text:p>0.112</text:p>
          </table:table-cell>
          <table:table-cell table:style-name="ce31" office:value-type="string" calcext:value-type="string">
            <text:p>12</text:p>
          </table:table-cell>
          <table:table-cell table:style-name="ce16" office:value-type="float" office:value="362.4563811" calcext:value-type="float">
            <text:p>362.456</text:p>
          </table:table-cell>
          <table:table-cell table:style-name="ce16" office:value-type="float" office:value="1.08275496684309" calcext:value-type="float">
            <text:p>1.083</text:p>
          </table:table-cell>
          <table:table-cell table:style-name="ce24" office:value-type="float" office:value="0.0902295805702582" calcext:value-type="float">
            <text:p>0.090</text:p>
          </table:table-cell>
          <table:table-cell table:style-name="ce31" office:value-type="string" calcext:value-type="string">
            <text:p>12</text:p>
          </table:table-cell>
          <table:table-cell table:style-name="ce16" office:value-type="float" office:value="334.881590999999" calcext:value-type="float">
            <text:p>334.882</text:p>
          </table:table-cell>
          <table:table-cell table:style-name="ce16" office:value-type="float" office:value="1.22077582699969" calcext:value-type="float">
            <text:p>1.221</text:p>
          </table:table-cell>
          <table:table-cell table:style-name="ce24" office:value-type="float" office:value="0.101731318916641" calcext:value-type="float">
            <text:p>0.102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16</text:p>
          </table:table-cell>
          <table:table-cell table:style-name="ce16" office:value-type="float" office:value="383.025308099999" calcext:value-type="float">
            <text:p>383.025</text:p>
          </table:table-cell>
          <table:table-cell table:style-name="ce16" office:value-type="float" office:value="1.33583155754923" calcext:value-type="float">
            <text:p>1.336</text:p>
          </table:table-cell>
          <table:table-cell table:style-name="ce16" office:value-type="float" office:value="0.0834894723468274" calcext:value-type="float">
            <text:p>0.083</text:p>
          </table:table-cell>
          <table:table-cell table:style-name="ce31" office:value-type="string" calcext:value-type="string">
            <text:p>16</text:p>
          </table:table-cell>
          <table:table-cell table:style-name="ce16" office:value-type="float" office:value="374.8333427" calcext:value-type="float">
            <text:p>374.833</text:p>
          </table:table-cell>
          <table:table-cell table:style-name="ce16" office:value-type="float" office:value="1.04700250002599" calcext:value-type="float">
            <text:p>1.047</text:p>
          </table:table-cell>
          <table:table-cell table:style-name="ce24" office:value-type="float" office:value="0.0654376562516245" calcext:value-type="float">
            <text:p>0.065</text:p>
          </table:table-cell>
          <table:table-cell table:style-name="ce31" office:value-type="string" calcext:value-type="string">
            <text:p>16</text:p>
          </table:table-cell>
          <table:table-cell table:style-name="ce16" office:value-type="float" office:value="353.5496742" calcext:value-type="float">
            <text:p>353.550</text:p>
          </table:table-cell>
          <table:table-cell table:style-name="ce16" office:value-type="float" office:value="1.15631658302345" calcext:value-type="float">
            <text:p>1.156</text:p>
          </table:table-cell>
          <table:table-cell table:style-name="ce24" office:value-type="float" office:value="0.0722697864389659" calcext:value-type="float">
            <text:p>0.072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24</text:p>
          </table:table-cell>
          <table:table-cell table:style-name="ce16" office:value-type="float" office:value="372.411852" calcext:value-type="float">
            <text:p>372.412</text:p>
          </table:table-cell>
          <table:table-cell table:style-name="ce16" office:value-type="float" office:value="1.37390174655343" calcext:value-type="float">
            <text:p>1.374</text:p>
          </table:table-cell>
          <table:table-cell table:style-name="ce16" office:value-type="float" office:value="0.0572459061063932" calcext:value-type="float">
            <text:p>0.057</text:p>
          </table:table-cell>
          <table:table-cell table:style-name="ce31" office:value-type="string" calcext:value-type="string">
            <text:p>24</text:p>
          </table:table-cell>
          <table:table-cell table:style-name="ce16" office:value-type="float" office:value="384.447175" calcext:value-type="float">
            <text:p>384.447</text:p>
          </table:table-cell>
          <table:table-cell table:style-name="ce16" office:value-type="float" office:value="1.02082021255585" calcext:value-type="float">
            <text:p>1.021</text:p>
          </table:table-cell>
          <table:table-cell table:style-name="ce24" office:value-type="float" office:value="0.0425341755231608" calcext:value-type="float">
            <text:p>0.043</text:p>
          </table:table-cell>
          <table:table-cell table:style-name="ce31" office:value-type="string" calcext:value-type="string">
            <text:p>24</text:p>
          </table:table-cell>
          <table:table-cell table:style-name="ce16" office:value-type="float" office:value="350.0172955" calcext:value-type="float">
            <text:p>350.017</text:p>
          </table:table-cell>
          <table:table-cell table:style-name="ce16" office:value-type="float" office:value="1.16798614370186" calcext:value-type="float">
            <text:p>1.168</text:p>
          </table:table-cell>
          <table:table-cell table:style-name="ce24" office:value-type="float" office:value="0.0486660893209109" calcext:value-type="float">
            <text:p>0.049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32</text:p>
          </table:table-cell>
          <table:table-cell table:style-name="ce17" office:value-type="float" office:value="457.396058" calcext:value-type="float">
            <text:p>457.396</text:p>
          </table:table-cell>
          <table:table-cell table:style-name="ce17" office:value-type="float" office:value="1.11863074670398" calcext:value-type="float">
            <text:p>1.119</text:p>
          </table:table-cell>
          <table:table-cell table:style-name="ce17" office:value-type="float" office:value="0.0349572108344995" calcext:value-type="float">
            <text:p>0.035</text:p>
          </table:table-cell>
          <table:table-cell table:style-name="ce33" office:value-type="string" calcext:value-type="string">
            <text:p>32</text:p>
          </table:table-cell>
          <table:table-cell table:style-name="ce17" office:value-type="float" office:value="374.395436899999" calcext:value-type="float">
            <text:p>374.395</text:p>
          </table:table-cell>
          <table:table-cell table:style-name="ce17" office:value-type="float" office:value="1.04822711021668" calcext:value-type="float">
            <text:p>1.048</text:p>
          </table:table-cell>
          <table:table-cell table:style-name="ce38" office:value-type="float" office:value="0.0327570971942713" calcext:value-type="float">
            <text:p>0.033</text:p>
          </table:table-cell>
          <table:table-cell table:style-name="ce33" office:value-type="string" calcext:value-type="string">
            <text:p>32</text:p>
          </table:table-cell>
          <table:table-cell table:style-name="ce17" office:value-type="float" office:value="366.3843543" calcext:value-type="float">
            <text:p>366.384</text:p>
          </table:table-cell>
          <table:table-cell table:style-name="ce17" office:value-type="float" office:value="1.11581006776631" calcext:value-type="float">
            <text:p>1.116</text:p>
          </table:table-cell>
          <table:table-cell table:style-name="ce38" office:value-type="float" office:value="0.0348690646176972" calcext:value-type="float">
            <text:p>0.035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12" table:number-rows-spanned="1">
            <text:p>CPP</text:p>
          </table:table-cell>
          <table:covered-table-cell table:number-columns-repeated="10"/>
          <table:covered-table-cell table:style-name="ce40"/>
          <table:table-cell table:style-name="ce41" table:number-columns-repeated="13"/>
          <table:table-cell table:number-columns-repeated="999"/>
        </table:table-row>
        <table:table-row table:style-name="ro1">
          <table:table-cell table:style-name="ce8" office:value-type="string" calcext:value-type="string">
            <text:p>Vértices</text:p>
          </table:table-cell>
          <table:table-cell table:style-name="ce18" office:value-type="string" calcext:value-type="string">
            <text:p>Inicio</text:p>
          </table:table-cell>
          <table:table-cell table:style-name="ce18" office:value-type="string" calcext:value-type="string">
            <text:p>Busca</text:p>
          </table:table-cell>
          <table:table-cell table:style-name="ce26" office:value-type="string" calcext:value-type="string">
            <text:p>Tempo Serial (ms)</text:p>
          </table:table-cell>
          <table:table-cell table:style-name="ce8" office:value-type="string" calcext:value-type="string">
            <text:p>Vértices</text:p>
          </table:table-cell>
          <table:table-cell table:style-name="ce18" office:value-type="string" calcext:value-type="string">
            <text:p>Inicio</text:p>
          </table:table-cell>
          <table:table-cell table:style-name="ce18" office:value-type="string" calcext:value-type="string">
            <text:p>Busca</text:p>
          </table:table-cell>
          <table:table-cell table:style-name="ce26" office:value-type="string" calcext:value-type="string">
            <text:p>Tempo Serial (ms)</text:p>
          </table:table-cell>
          <table:table-cell table:style-name="ce8" office:value-type="string" calcext:value-type="string">
            <text:p>Vértices</text:p>
          </table:table-cell>
          <table:table-cell table:style-name="ce18" office:value-type="string" calcext:value-type="string">
            <text:p>Inicio</text:p>
          </table:table-cell>
          <table:table-cell table:style-name="ce18" office:value-type="string" calcext:value-type="string">
            <text:p>Busca</text:p>
          </table:table-cell>
          <table:table-cell table:style-name="ce26" office:value-type="string" calcext:value-type="string">
            <text:p>Tempo Serial (ms)</text:p>
          </table:table-cell>
          <table:table-cell table:style-name="ce41" table:number-columns-repeated="13"/>
          <table:table-cell table:number-columns-repeated="999"/>
        </table:table-row>
        <table:table-row table:style-name="ro1">
          <table:table-cell table:style-name="ce9" office:value-type="string" calcext:value-type="string">
            <text:p>10000</text:p>
          </table:table-cell>
          <table:table-cell table:style-name="ce19" office:value-type="string" calcext:value-type="string">
            <text:p>100</text:p>
          </table:table-cell>
          <table:table-cell table:style-name="ce19" office:value-type="string" calcext:value-type="string">
            <text:p>9240</text:p>
          </table:table-cell>
          <table:table-cell table:style-name="ce27" office:value-type="float" office:value="738.757" calcext:value-type="float">
            <text:p>738.757</text:p>
          </table:table-cell>
          <table:table-cell table:style-name="ce9" office:value-type="string" calcext:value-type="string">
            <text:p>10000</text:p>
          </table:table-cell>
          <table:table-cell table:style-name="ce19" office:value-type="string" calcext:value-type="string">
            <text:p>1206</text:p>
          </table:table-cell>
          <table:table-cell table:style-name="ce19" office:value-type="string" calcext:value-type="string">
            <text:p>3071</text:p>
          </table:table-cell>
          <table:table-cell table:style-name="ce27" office:value-type="float" office:value="472.987" calcext:value-type="float">
            <text:p>472.987</text:p>
          </table:table-cell>
          <table:table-cell table:style-name="ce9" office:value-type="string" calcext:value-type="string">
            <text:p>10000</text:p>
          </table:table-cell>
          <table:table-cell table:style-name="ce19" office:value-type="string" calcext:value-type="string">
            <text:p>1759</text:p>
          </table:table-cell>
          <table:table-cell table:style-name="ce19" office:value-type="string" calcext:value-type="string">
            <text:p>5960</text:p>
          </table:table-cell>
          <table:table-cell table:style-name="ce27" office:value-type="float" office:value="425.068" calcext:value-type="float">
            <text:p>425.068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Número Threads</text:p>
          </table:table-cell>
          <table:table-cell table:style-name="ce20" office:value-type="string" calcext:value-type="string">
            <text:p>Tempo (ms)</text:p>
          </table:table-cell>
          <table:table-cell table:style-name="ce20" office:value-type="string" calcext:value-type="string">
            <text:p>Speedup</text:p>
          </table:table-cell>
          <table:table-cell table:style-name="ce28" office:value-type="string" calcext:value-type="string">
            <text:p>Eficiência</text:p>
          </table:table-cell>
          <table:table-cell table:style-name="ce10" office:value-type="string" calcext:value-type="string">
            <text:p>Número Threads</text:p>
          </table:table-cell>
          <table:table-cell table:style-name="ce20" office:value-type="string" calcext:value-type="string">
            <text:p>Tempo (ms)</text:p>
          </table:table-cell>
          <table:table-cell table:style-name="ce20" office:value-type="string" calcext:value-type="string">
            <text:p>Speedup</text:p>
          </table:table-cell>
          <table:table-cell table:style-name="ce28" office:value-type="string" calcext:value-type="string">
            <text:p>Eficiência</text:p>
          </table:table-cell>
          <table:table-cell table:style-name="ce10" office:value-type="string" calcext:value-type="string">
            <text:p>Número Threads</text:p>
          </table:table-cell>
          <table:table-cell table:style-name="ce20" office:value-type="string" calcext:value-type="string">
            <text:p>Tempo (ms)</text:p>
          </table:table-cell>
          <table:table-cell table:style-name="ce20" office:value-type="string" calcext:value-type="string">
            <text:p>Speedup</text:p>
          </table:table-cell>
          <table:table-cell table:style-name="ce28" office:value-type="string" calcext:value-type="string">
            <text:p>Eficiência</text:p>
          </table:table-cell>
          <table:table-cell table:style-name="ce41" table:number-columns-repeated="13"/>
          <table:table-cell table:number-columns-repeated="999"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21" office:value-type="float" office:value="476.437" calcext:value-type="float">
            <text:p>476.437</text:p>
          </table:table-cell>
          <table:table-cell table:style-name="ce21" office:value-type="float" office:value="1" calcext:value-type="float">
            <text:p>1.000</text:p>
          </table:table-cell>
          <table:table-cell table:style-name="ce27" office:value-type="float" office:value="1" calcext:value-type="float">
            <text:p>1.000</text:p>
          </table:table-cell>
          <table:table-cell table:style-name="ce9" office:value-type="string" calcext:value-type="string">
            <text:p>1</text:p>
          </table:table-cell>
          <table:table-cell table:style-name="ce21" office:value-type="float" office:value="486.562" calcext:value-type="float">
            <text:p>486.562</text:p>
          </table:table-cell>
          <table:table-cell table:style-name="ce21" office:value-type="float" office:value="1" calcext:value-type="float">
            <text:p>1.000</text:p>
          </table:table-cell>
          <table:table-cell table:style-name="ce27" office:value-type="float" office:value="1" calcext:value-type="float">
            <text:p>1.000</text:p>
          </table:table-cell>
          <table:table-cell table:style-name="ce9" office:value-type="string" calcext:value-type="string">
            <text:p>1</text:p>
          </table:table-cell>
          <table:table-cell table:style-name="ce21" office:value-type="float" office:value="466.864" calcext:value-type="float">
            <text:p>466.864</text:p>
          </table:table-cell>
          <table:table-cell table:style-name="ce21" office:value-type="float" office:value="1" calcext:value-type="float">
            <text:p>1.000</text:p>
          </table:table-cell>
          <table:table-cell table:style-name="ce27" office:value-type="float" office:value="1" calcext:value-type="float">
            <text:p>1.000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2</text:p>
          </table:table-cell>
          <table:table-cell table:style-name="ce21" office:value-type="float" office:value="331.536" calcext:value-type="float">
            <text:p>331.536</text:p>
          </table:table-cell>
          <table:table-cell table:style-name="ce21" office:value-type="float" office:value="1.43706" calcext:value-type="float">
            <text:p>1.437</text:p>
          </table:table-cell>
          <table:table-cell table:style-name="ce27" office:value-type="float" office:value="0.718531" calcext:value-type="float">
            <text:p>0.719</text:p>
          </table:table-cell>
          <table:table-cell table:style-name="ce9" office:value-type="string" calcext:value-type="string">
            <text:p>2</text:p>
          </table:table-cell>
          <table:table-cell table:style-name="ce21" office:value-type="float" office:value="328.21" calcext:value-type="float">
            <text:p>328.210</text:p>
          </table:table-cell>
          <table:table-cell table:style-name="ce21" office:value-type="float" office:value="1.48247" calcext:value-type="float">
            <text:p>1.482</text:p>
          </table:table-cell>
          <table:table-cell table:style-name="ce27" office:value-type="float" office:value="0.741236" calcext:value-type="float">
            <text:p>0.741</text:p>
          </table:table-cell>
          <table:table-cell table:style-name="ce9" office:value-type="string" calcext:value-type="string">
            <text:p>2</text:p>
          </table:table-cell>
          <table:table-cell table:style-name="ce21" office:value-type="float" office:value="314.583" calcext:value-type="float">
            <text:p>314.583</text:p>
          </table:table-cell>
          <table:table-cell table:style-name="ce21" office:value-type="float" office:value="1.48407" calcext:value-type="float">
            <text:p>1.484</text:p>
          </table:table-cell>
          <table:table-cell table:style-name="ce27" office:value-type="float" office:value="0.742035" calcext:value-type="float">
            <text:p>0.742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4</text:p>
          </table:table-cell>
          <table:table-cell table:style-name="ce21" office:value-type="float" office:value="245.762" calcext:value-type="float">
            <text:p>245.762</text:p>
          </table:table-cell>
          <table:table-cell table:style-name="ce21" office:value-type="float" office:value="1.93861" calcext:value-type="float">
            <text:p>1.939</text:p>
          </table:table-cell>
          <table:table-cell table:style-name="ce27" office:value-type="float" office:value="0.484653" calcext:value-type="float">
            <text:p>0.485</text:p>
          </table:table-cell>
          <table:table-cell table:style-name="ce9" office:value-type="string" calcext:value-type="string">
            <text:p>4</text:p>
          </table:table-cell>
          <table:table-cell table:style-name="ce21" office:value-type="float" office:value="252.055" calcext:value-type="float">
            <text:p>252.055</text:p>
          </table:table-cell>
          <table:table-cell table:style-name="ce21" office:value-type="float" office:value="1.93038" calcext:value-type="float">
            <text:p>1.930</text:p>
          </table:table-cell>
          <table:table-cell table:style-name="ce27" office:value-type="float" office:value="0.482595" calcext:value-type="float">
            <text:p>0.483</text:p>
          </table:table-cell>
          <table:table-cell table:style-name="ce9" office:value-type="string" calcext:value-type="string">
            <text:p>4</text:p>
          </table:table-cell>
          <table:table-cell table:style-name="ce21" office:value-type="float" office:value="236.9" calcext:value-type="float">
            <text:p>236.900</text:p>
          </table:table-cell>
          <table:table-cell table:style-name="ce21" office:value-type="float" office:value="1.97072" calcext:value-type="float">
            <text:p>1.971</text:p>
          </table:table-cell>
          <table:table-cell table:style-name="ce27" office:value-type="float" office:value="0.49268" calcext:value-type="float">
            <text:p>0.493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8</text:p>
          </table:table-cell>
          <table:table-cell table:style-name="ce21" office:value-type="float" office:value="218.568" calcext:value-type="float">
            <text:p>218.568</text:p>
          </table:table-cell>
          <table:table-cell table:style-name="ce21" office:value-type="float" office:value="2.17981" calcext:value-type="float">
            <text:p>2.180</text:p>
          </table:table-cell>
          <table:table-cell table:style-name="ce27" office:value-type="float" office:value="0.272477" calcext:value-type="float">
            <text:p>0.272</text:p>
          </table:table-cell>
          <table:table-cell table:style-name="ce9" office:value-type="string" calcext:value-type="string">
            <text:p>8</text:p>
          </table:table-cell>
          <table:table-cell table:style-name="ce21" office:value-type="float" office:value="224.514" calcext:value-type="float">
            <text:p>224.514</text:p>
          </table:table-cell>
          <table:table-cell table:style-name="ce21" office:value-type="float" office:value="2.16718" calcext:value-type="float">
            <text:p>2.167</text:p>
          </table:table-cell>
          <table:table-cell table:style-name="ce27" office:value-type="float" office:value="0.270898" calcext:value-type="float">
            <text:p>0.271</text:p>
          </table:table-cell>
          <table:table-cell table:style-name="ce9" office:value-type="string" calcext:value-type="string">
            <text:p>8</text:p>
          </table:table-cell>
          <table:table-cell table:style-name="ce21" office:value-type="float" office:value="210.943" calcext:value-type="float">
            <text:p>210.943</text:p>
          </table:table-cell>
          <table:table-cell table:style-name="ce21" office:value-type="float" office:value="2.21322" calcext:value-type="float">
            <text:p>2.213</text:p>
          </table:table-cell>
          <table:table-cell table:style-name="ce27" office:value-type="float" office:value="0.276652" calcext:value-type="float">
            <text:p>0.277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12</text:p>
          </table:table-cell>
          <table:table-cell table:style-name="ce21" office:value-type="float" office:value="228.658" calcext:value-type="float">
            <text:p>228.658</text:p>
          </table:table-cell>
          <table:table-cell table:style-name="ce21" office:value-type="float" office:value="2.08362" calcext:value-type="float">
            <text:p>2.084</text:p>
          </table:table-cell>
          <table:table-cell table:style-name="ce27" office:value-type="float" office:value="0.173635" calcext:value-type="float">
            <text:p>0.174</text:p>
          </table:table-cell>
          <table:table-cell table:style-name="ce9" office:value-type="string" calcext:value-type="string">
            <text:p>12</text:p>
          </table:table-cell>
          <table:table-cell table:style-name="ce21" office:value-type="float" office:value="232.992" calcext:value-type="float">
            <text:p>232.992</text:p>
          </table:table-cell>
          <table:table-cell table:style-name="ce21" office:value-type="float" office:value="2.08832" calcext:value-type="float">
            <text:p>2.088</text:p>
          </table:table-cell>
          <table:table-cell table:style-name="ce27" office:value-type="float" office:value="0.174027" calcext:value-type="float">
            <text:p>0.174</text:p>
          </table:table-cell>
          <table:table-cell table:style-name="ce9" office:value-type="string" calcext:value-type="string">
            <text:p>12</text:p>
          </table:table-cell>
          <table:table-cell table:style-name="ce21" office:value-type="float" office:value="218.959" calcext:value-type="float">
            <text:p>218.959</text:p>
          </table:table-cell>
          <table:table-cell table:style-name="ce21" office:value-type="float" office:value="2.13219" calcext:value-type="float">
            <text:p>2.132</text:p>
          </table:table-cell>
          <table:table-cell table:style-name="ce27" office:value-type="float" office:value="0.177683" calcext:value-type="float">
            <text:p>0.178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16</text:p>
          </table:table-cell>
          <table:table-cell table:style-name="ce21" office:value-type="float" office:value="221.311" calcext:value-type="float">
            <text:p>221.311</text:p>
          </table:table-cell>
          <table:table-cell table:style-name="ce21" office:value-type="float" office:value="2.1528" calcext:value-type="float">
            <text:p>2.153</text:p>
          </table:table-cell>
          <table:table-cell table:style-name="ce27" office:value-type="float" office:value="0.13455" calcext:value-type="float">
            <text:p>0.135</text:p>
          </table:table-cell>
          <table:table-cell table:style-name="ce9" office:value-type="string" calcext:value-type="string">
            <text:p>16</text:p>
          </table:table-cell>
          <table:table-cell table:style-name="ce21" office:value-type="float" office:value="226.361" calcext:value-type="float">
            <text:p>226.361</text:p>
          </table:table-cell>
          <table:table-cell table:style-name="ce21" office:value-type="float" office:value="2.14949" calcext:value-type="float">
            <text:p>2.149</text:p>
          </table:table-cell>
          <table:table-cell table:style-name="ce27" office:value-type="float" office:value="0.134343" calcext:value-type="float">
            <text:p>0.134</text:p>
          </table:table-cell>
          <table:table-cell table:style-name="ce9" office:value-type="string" calcext:value-type="string">
            <text:p>16</text:p>
          </table:table-cell>
          <table:table-cell table:style-name="ce21" office:value-type="float" office:value="213.281" calcext:value-type="float">
            <text:p>213.281</text:p>
          </table:table-cell>
          <table:table-cell table:style-name="ce21" office:value-type="float" office:value="2.18896" calcext:value-type="float">
            <text:p>2.189</text:p>
          </table:table-cell>
          <table:table-cell table:style-name="ce27" office:value-type="float" office:value="0.13681" calcext:value-type="float">
            <text:p>0.137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24</text:p>
          </table:table-cell>
          <table:table-cell table:style-name="ce21" office:value-type="float" office:value="222.1" calcext:value-type="float">
            <text:p>222.100</text:p>
          </table:table-cell>
          <table:table-cell table:style-name="ce21" office:value-type="float" office:value="2.14515" calcext:value-type="float">
            <text:p>2.145</text:p>
          </table:table-cell>
          <table:table-cell table:style-name="ce27" office:value-type="float" office:value="0.0893812" calcext:value-type="float">
            <text:p>0.089</text:p>
          </table:table-cell>
          <table:table-cell table:style-name="ce9" office:value-type="string" calcext:value-type="string">
            <text:p>24</text:p>
          </table:table-cell>
          <table:table-cell table:style-name="ce21" office:value-type="float" office:value="226.677" calcext:value-type="float">
            <text:p>226.677</text:p>
          </table:table-cell>
          <table:table-cell table:style-name="ce21" office:value-type="float" office:value="2.1465" calcext:value-type="float">
            <text:p>2.147</text:p>
          </table:table-cell>
          <table:table-cell table:style-name="ce27" office:value-type="float" office:value="0.0894375" calcext:value-type="float">
            <text:p>0.089</text:p>
          </table:table-cell>
          <table:table-cell table:style-name="ce9" office:value-type="string" calcext:value-type="string">
            <text:p>24</text:p>
          </table:table-cell>
          <table:table-cell table:style-name="ce21" office:value-type="float" office:value="212.575" calcext:value-type="float">
            <text:p>212.575</text:p>
          </table:table-cell>
          <table:table-cell table:style-name="ce21" office:value-type="float" office:value="2.19623" calcext:value-type="float">
            <text:p>2.196</text:p>
          </table:table-cell>
          <table:table-cell table:style-name="ce27" office:value-type="float" office:value="0.0915094" calcext:value-type="float">
            <text:p>0.092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32</text:p>
          </table:table-cell>
          <table:table-cell table:style-name="ce22" office:value-type="float" office:value="219.294" calcext:value-type="float">
            <text:p>219.294</text:p>
          </table:table-cell>
          <table:table-cell table:style-name="ce22" office:value-type="float" office:value="2.17259" calcext:value-type="float">
            <text:p>2.173</text:p>
          </table:table-cell>
          <table:table-cell table:style-name="ce29" office:value-type="float" office:value="0.0678935" calcext:value-type="float">
            <text:p>0.068</text:p>
          </table:table-cell>
          <table:table-cell table:style-name="ce11" office:value-type="string" calcext:value-type="string">
            <text:p>32</text:p>
          </table:table-cell>
          <table:table-cell table:style-name="ce22" office:value-type="float" office:value="225.799" calcext:value-type="float">
            <text:p>225.799</text:p>
          </table:table-cell>
          <table:table-cell table:style-name="ce22" office:value-type="float" office:value="2.15484" calcext:value-type="float">
            <text:p>2.155</text:p>
          </table:table-cell>
          <table:table-cell table:style-name="ce29" office:value-type="float" office:value="0.0673389" calcext:value-type="float">
            <text:p>0.067</text:p>
          </table:table-cell>
          <table:table-cell table:style-name="ce11" office:value-type="string" calcext:value-type="string">
            <text:p>32</text:p>
          </table:table-cell>
          <table:table-cell table:style-name="ce22" office:value-type="float" office:value="211.301" calcext:value-type="float">
            <text:p>211.301</text:p>
          </table:table-cell>
          <table:table-cell table:style-name="ce22" office:value-type="float" office:value="2.20948" calcext:value-type="float">
            <text:p>2.209</text:p>
          </table:table-cell>
          <table:table-cell table:style-name="ce29" office:value-type="float" office:value="0.0690461" calcext:value-type="float">
            <text:p>0.069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Estatisticas.D38" table:end-x="50.54pt" table:end-y="4.45pt" draw:z-index="0" draw:name="Chart 1" draw:style-name="gr1" draw:text-style-name="P1" svg:width="302.23pt" svg:height="186.72pt" svg:x="15pt" svg:y="6.75pt">
              <draw:object draw:notify-on-update-of-ranges="Estatisticas.A5:Estatisticas.A12 Estatisticas.B5:Estatisticas.B12 Estatisticas.F5:Estatisticas.F12 Estatisticas.J5:Estatisticas.J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Estatisticas.G38" table:end-x="65.96pt" table:end-y="4.45pt" draw:z-index="1" draw:name="Chart 2" draw:style-name="gr1" draw:text-style-name="P1" svg:width="317.96pt" svg:height="186.72pt" svg:x="29.25pt" svg:y="6.75pt">
              <draw:object draw:notify-on-update-of-ranges="Estatisticas.A5:Estatisticas.A12 Estatisticas.C5:Estatisticas.C12 Estatisticas.G5:Estatisticas.G12 Estatisticas.K5:Estatisticas.K1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Estatisticas.J38" table:end-x="85.78pt" table:end-y="4.45pt" draw:z-index="2" draw:name="Chart 3" draw:style-name="gr1" draw:text-style-name="P1" svg:width="317.96pt" svg:height="186.72pt" svg:x="43.51pt" svg:y="6.75pt">
              <draw:object draw:notify-on-update-of-ranges="Estatisticas.A5:Estatisticas.A12 Estatisticas.D5:Estatisticas.D12 Estatisticas.H5:Estatisticas.H12 Estatisticas.L5:Estatisticas.L1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7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>
            <draw:frame table:end-cell-address="Estatisticas.D50" table:end-x="50.54pt" table:end-y="2.24pt" draw:z-index="3" draw:name="Chart 4" draw:style-name="gr1" draw:text-style-name="P1" svg:width="302.23pt" svg:height="186.72pt" svg:x="15pt" svg:y="4.51pt">
              <draw:object draw:notify-on-update-of-ranges="Estatisticas.A5:Estatisticas.A12 Estatisticas.B17:Estatisticas.B24 Estatisticas.F17:Estatisticas.F24 Estatisticas.J17:Estatisticas.J2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"/>
          <table:table-cell>
            <draw:frame table:end-cell-address="Estatisticas.G50" table:end-x="65.96pt" table:end-y="2.24pt" draw:z-index="5" draw:name="Chart 6" draw:style-name="gr1" draw:text-style-name="P1" svg:width="317.96pt" svg:height="186.72pt" svg:x="29.25pt" svg:y="4.51pt">
              <draw:object draw:notify-on-update-of-ranges="Estatisticas.A5:Estatisticas.A12 Estatisticas.C17:Estatisticas.C24 Estatisticas.G17:Estatisticas.G24 Estatisticas.K17:Estatisticas.K2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"/>
          <table:table-cell>
            <draw:frame table:end-cell-address="Estatisticas.J50" table:end-x="85.78pt" table:end-y="2.24pt" draw:z-index="4" draw:name="Chart 5" draw:style-name="gr1" draw:text-style-name="P1" svg:width="317.96pt" svg:height="186.72pt" svg:x="43.51pt" svg:y="4.51pt">
              <draw:object draw:notify-on-update-of-ranges="Estatisticas.A5:Estatisticas.A12 Estatisticas.D17:Estatisticas.D24 Estatisticas.H17:Estatisticas.H24 Estatisticas.L17:Estatisticas.L2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7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áficos" table:style-name="ta6">
        <table:table-column table:style-name="co1" table:number-columns-repeated="1024" table:default-cell-style-name="Default"/>
        <table:table-row table:style-name="ro2">
          <table:table-cell>
            <draw:frame table:end-cell-address="Gráficos.G19" table:end-x="20.1pt" table:end-y="8.99pt" draw:z-index="0" draw:name="Chart 7" draw:style-name="gr1" draw:text-style-name="P1" svg:width="437.98pt" svg:height="290.98pt" svg:x="3pt" svg:y="1.5pt">
              <draw:object draw:notify-on-update-of-ranges="Estatisticas.A5:Estatisticas.A12 Estatisticas.B5:Estatisticas.B12 Estatisticas.F5:Estatisticas.F12 Estatisticas.J5:Estatisticas.J12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4"/>
          <table:table-cell>
            <draw:frame table:end-cell-address="Gráficos.M19" table:end-x="9.95pt" table:end-y="8.99pt" draw:z-index="1" draw:name="Chart 8" draw:style-name="gr1" draw:text-style-name="P1" svg:width="437.98pt" svg:height="290.98pt" svg:x="63.01pt" svg:y="1.5pt">
              <draw:object draw:notify-on-update-of-ranges="Estatisticas.A5:Estatisticas.A12 Estatisticas.B17:Estatisticas.B24 Estatisticas.F17:Estatisticas.F24 Estatisticas.J17:Estatisticas.J24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18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>
            <draw:frame table:end-cell-address="Gráficos.G38" table:end-x="20.1pt" table:end-y="3.71pt" draw:z-index="2" draw:name="Chart 9" draw:style-name="gr1" draw:text-style-name="P1" svg:width="437.98pt" svg:height="290.98pt" svg:x="3pt" svg:y="11.99pt">
              <draw:object draw:notify-on-update-of-ranges="Estatisticas.A5:Estatisticas.A12 Estatisticas.C5:Estatisticas.C12 Estatisticas.G5:Estatisticas.G12 Estatisticas.K5:Estatisticas.K12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4"/>
          <table:table-cell>
            <draw:frame table:end-cell-address="Gráficos.M38" table:end-x="9.95pt" table:end-y="3.71pt" draw:z-index="3" draw:name="Chart 10" draw:style-name="gr1" draw:text-style-name="P1" svg:width="437.98pt" svg:height="290.98pt" svg:x="63.01pt" svg:y="11.99pt">
              <draw:object draw:notify-on-update-of-ranges="Estatisticas.A5:Estatisticas.A12 Estatisticas.C17:Estatisticas.C24 Estatisticas.G17:Estatisticas.G24 Estatisticas.K17:Estatisticas.K24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8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>
            <draw:frame table:end-cell-address="Gráficos.G56" table:end-x="20.1pt" table:end-y="14.23pt" draw:z-index="4" draw:name="Chart 11" draw:style-name="gr1" draw:text-style-name="P1" svg:width="437.98pt" svg:height="290.98pt" svg:x="3pt" svg:y="6.75pt">
              <draw:object draw:notify-on-update-of-ranges="Estatisticas.A5:Estatisticas.A12 Estatisticas.D5:Estatisticas.D12 Estatisticas.H5:Estatisticas.H12 Estatisticas.L5:Estatisticas.L12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4"/>
          <table:table-cell>
            <draw:frame table:end-cell-address="Gráficos.M56" table:end-x="9.95pt" table:end-y="12.73pt" draw:z-index="5" draw:name="Chart 12" draw:style-name="gr1" draw:text-style-name="P1" svg:width="437.98pt" svg:height="288.71pt" svg:x="63.01pt" svg:y="7.51pt">
              <draw:object draw:notify-on-update-of-ranges="Estatisticas.A5:Estatisticas.A12 Estatisticas.D17:Estatisticas.D24 Estatisticas.H17:Estatisticas.H24 Estatisticas.L17:Estatisticas.L24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string" calcext:value-type="string">
            <text:p><text:s/></text:p>
          </table:table-cell>
          <table:table-cell table:number-columns-repeated="101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Java" style:display-name="PageStyle_Jav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P" style:display-name="PageStyle_CP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tatisticas_20_Java" style:display-name="PageStyle_Estatisticas Jav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tatisticas_20_CPP" style:display-name="PageStyle_Estatisticas CP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tatisticas" style:display-name="PageStyle_Estatistic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áficos" style:display-name="PageStyle_Grá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3783" meta:object-count="1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0.663cm" svg:height="6.588cm" xlink:href=".." xlink:type="simple" chart:class="chart:line" chart:style-name="ch1">
        <chart:legend chart:legend-position="end" svg:x="7.731cm" svg:y="2.497cm" style:legend-expansion="high" chart:style-name="ch2"/>
        <chart:plot-area chart:style-name="ch3" table:cell-range-address="Estatisticas.A5:Estatisticas.B12 Estatisticas.F5:Estatisticas.F12 Estatisticas.J5:Estatisticas.J12" chart:data-source-has-labels="both" svg:x="1.273cm" svg:y="0.131cm" svg:width="6.245cm" svg:height="5.296cm">
          <chartooo:coordinate-region svg:x="1.93cm" svg:y="0.33cm" svg:width="5.401cm" svg:height="4.6cm"/>
          <chart:axis chart:dimension="x" chart:name="primary-x" chart:style-name="ch4" chartooo:axis-type="text">
            <chart:title svg:x="3.709cm" svg:y="5.559cm" chart:style-name="ch5">
              <text:p>Threads</text:p>
            </chart:title>
            <chart:categories table:cell-range-address="Estatisticas.A5:Estatisticas.A12"/>
          </chart:axis>
          <chart:axis chart:dimension="y" chart:name="primary-y" chart:style-name="ch6">
            <chart:title svg:x="0.451cm" svg:y="3.769cm" chart:style-name="ch7">
              <text:p>Tempo (ms)</text:p>
            </chart:title>
            <chart:grid chart:style-name="ch8" chart:class="major"/>
          </chart:axis>
          <chart:series chart:style-name="ch9" chart:values-cell-range-address="Estatisticas.B5:Estatisticas.B12" loext:label-string="&quot;100:9240&quot;" chart:class="chart:line">
            <chart:data-point chart:repeated="8"/>
          </chart:series>
          <chart:series chart:style-name="ch10" chart:values-cell-range-address="Estatisticas.F5:Estatisticas.F12" loext:label-string="&quot;1206:3071&quot;" chart:class="chart:line">
            <chart:data-point chart:repeated="8"/>
          </chart:series>
          <chart:series chart:style-name="ch11" chart:values-cell-range-address="Estatisticas.J5:Estatisticas.J12" loext:label-string="&quot;1759:5960&quot;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:9240</text:p>
              </table:table-cell>
              <table:table-cell office:value-type="string">
                <text:p>1206:3071</text:p>
              </table:table-cell>
              <table:table-cell office:value-type="string">
                <text:p>1759:596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Estatisticas.A5:Estatisticas.A12</svg:desc>
                </draw:g>
              </table:table-cell>
              <table:table-cell office:value-type="float" office:value="511.6572939">
                <text:p>511.6572939</text:p>
                <draw:g>
                  <svg:desc>Estatisticas.B5:Estatisticas.B12</svg:desc>
                </draw:g>
              </table:table-cell>
              <table:table-cell office:value-type="float" office:value="392.451446899999">
                <text:p>392.451446899999</text:p>
                <draw:g>
                  <svg:desc>Estatisticas.F5:Estatisticas.F12</svg:desc>
                </draw:g>
              </table:table-cell>
              <table:table-cell office:value-type="float" office:value="408.815351199999">
                <text:p>408.815351199999</text:p>
                <draw:g>
                  <svg:desc>Estatisticas.J5:Estatisticas.J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1.8746789">
                <text:p>431.8746789</text:p>
              </table:table-cell>
              <table:table-cell office:value-type="float" office:value="342.2223294">
                <text:p>342.2223294</text:p>
              </table:table-cell>
              <table:table-cell office:value-type="float" office:value="399.2880695">
                <text:p>399.2880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0.037881199999">
                <text:p>350.037881199999</text:p>
              </table:table-cell>
              <table:table-cell office:value-type="float" office:value="273.2859276">
                <text:p>273.2859276</text:p>
              </table:table-cell>
              <table:table-cell office:value-type="float" office:value="361.9675929">
                <text:p>361.9675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2.1990386">
                <text:p>382.1990386</text:p>
              </table:table-cell>
              <table:table-cell office:value-type="float" office:value="311.3503498">
                <text:p>311.3503498</text:p>
              </table:table-cell>
              <table:table-cell office:value-type="float" office:value="358.6466288">
                <text:p>358.64662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1.7514808">
                <text:p>381.7514808</text:p>
              </table:table-cell>
              <table:table-cell office:value-type="float" office:value="362.4563811">
                <text:p>362.4563811</text:p>
              </table:table-cell>
              <table:table-cell office:value-type="float" office:value="334.881590999999">
                <text:p>334.881590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3.025308099999">
                <text:p>383.025308099999</text:p>
              </table:table-cell>
              <table:table-cell office:value-type="float" office:value="374.8333427">
                <text:p>374.8333427</text:p>
              </table:table-cell>
              <table:table-cell office:value-type="float" office:value="353.5496742">
                <text:p>353.54967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2.411852">
                <text:p>372.411852</text:p>
              </table:table-cell>
              <table:table-cell office:value-type="float" office:value="384.447175">
                <text:p>384.447175</text:p>
              </table:table-cell>
              <table:table-cell office:value-type="float" office:value="350.0172955">
                <text:p>350.01729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7.396058">
                <text:p>457.396058</text:p>
              </table:table-cell>
              <table:table-cell office:value-type="float" office:value="374.395436899999">
                <text:p>374.395436899999</text:p>
              </table:table-cell>
              <table:table-cell office:value-type="float" office:value="366.3843543">
                <text:p>366.38435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452cm" svg:height="10.266cm" xlink:href=".." xlink:type="simple" chart:class="chart:line" chart:style-name="ch1">
        <chart:legend chart:legend-position="end" svg:x="12.52cm" svg:y="4.336cm" style:legend-expansion="high" chart:style-name="ch2"/>
        <chart:plot-area chart:style-name="ch3" table:cell-range-address="Estatisticas.A5:Estatisticas.A12 Estatisticas.C17:Estatisticas.C24 Estatisticas.G17:Estatisticas.G24 Estatisticas.K17:Estatisticas.K24" chart:data-source-has-labels="both" svg:x="1.369cm" svg:y="0.205cm" svg:width="10.842cm" svg:height="8.826cm">
          <chartooo:coordinate-region svg:x="1.946cm" svg:y="0.404cm" svg:width="10.078cm" svg:height="8.13cm"/>
          <chart:axis chart:dimension="x" chart:name="primary-x" chart:style-name="ch4" chartooo:axis-type="text">
            <chart:title svg:x="6.104cm" svg:y="9.237cm" chart:style-name="ch5">
              <text:p>Threads</text:p>
            </chart:title>
            <chart:categories table:cell-range-address="Estatisticas.A5:Estatisticas.A12"/>
          </chart:axis>
          <chart:axis chart:dimension="y" chart:name="primary-y" chart:style-name="ch6">
            <chart:title svg:x="0.451cm" svg:y="5.357cm" chart:style-name="ch7">
              <text:p>Speedup</text:p>
            </chart:title>
            <chart:grid chart:style-name="ch8" chart:class="major"/>
          </chart:axis>
          <chart:series chart:style-name="ch9" chart:values-cell-range-address="Estatisticas.C17:Estatisticas.C24" loext:label-string="&quot;100:9240&quot;" chart:class="chart:line">
            <chart:data-point chart:repeated="8"/>
          </chart:series>
          <chart:series chart:style-name="ch10" chart:values-cell-range-address="Estatisticas.G17:Estatisticas.G24" loext:label-string="&quot;1206:3071&quot;" chart:class="chart:line">
            <chart:data-point chart:repeated="8"/>
          </chart:series>
          <chart:series chart:style-name="ch11" chart:values-cell-range-address="Estatisticas.K17:Estatisticas.K24" loext:label-string="&quot;1759:5960&quot;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:9240</text:p>
              </table:table-cell>
              <table:table-cell office:value-type="string">
                <text:p>1206:3071</text:p>
              </table:table-cell>
              <table:table-cell office:value-type="string">
                <text:p>1759:596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Estatisticas.A5:Estatisticas.A12</svg:desc>
                </draw:g>
              </table:table-cell>
              <table:table-cell office:value-type="float" office:value="1">
                <text:p>1</text:p>
                <draw:g>
                  <svg:desc>Estatisticas.C17:Estatisticas.C24</svg:desc>
                </draw:g>
              </table:table-cell>
              <table:table-cell office:value-type="float" office:value="1">
                <text:p>1</text:p>
                <draw:g>
                  <svg:desc>Estatisticas.G17:Estatisticas.G24</svg:desc>
                </draw:g>
              </table:table-cell>
              <table:table-cell office:value-type="float" office:value="1">
                <text:p>1</text:p>
                <draw:g>
                  <svg:desc>Estatisticas.K17:Estatisticas.K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3706">
                <text:p>1.43706</text:p>
              </table:table-cell>
              <table:table-cell office:value-type="float" office:value="1.48247">
                <text:p>1.48247</text:p>
              </table:table-cell>
              <table:table-cell office:value-type="float" office:value="1.48407">
                <text:p>1.484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3861">
                <text:p>1.93861</text:p>
              </table:table-cell>
              <table:table-cell office:value-type="float" office:value="1.93038">
                <text:p>1.93038</text:p>
              </table:table-cell>
              <table:table-cell office:value-type="float" office:value="1.97072">
                <text:p>1.97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7981">
                <text:p>2.17981</text:p>
              </table:table-cell>
              <table:table-cell office:value-type="float" office:value="2.16718">
                <text:p>2.16718</text:p>
              </table:table-cell>
              <table:table-cell office:value-type="float" office:value="2.21322">
                <text:p>2.21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8362">
                <text:p>2.08362</text:p>
              </table:table-cell>
              <table:table-cell office:value-type="float" office:value="2.08832">
                <text:p>2.08832</text:p>
              </table:table-cell>
              <table:table-cell office:value-type="float" office:value="2.13219">
                <text:p>2.13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528">
                <text:p>2.1528</text:p>
              </table:table-cell>
              <table:table-cell office:value-type="float" office:value="2.14949">
                <text:p>2.14949</text:p>
              </table:table-cell>
              <table:table-cell office:value-type="float" office:value="2.18896">
                <text:p>2.188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4515">
                <text:p>2.14515</text:p>
              </table:table-cell>
              <table:table-cell office:value-type="float" office:value="2.1465">
                <text:p>2.1465</text:p>
              </table:table-cell>
              <table:table-cell office:value-type="float" office:value="2.19623">
                <text:p>2.196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7259">
                <text:p>2.17259</text:p>
              </table:table-cell>
              <table:table-cell office:value-type="float" office:value="2.15484">
                <text:p>2.15484</text:p>
              </table:table-cell>
              <table:table-cell office:value-type="float" office:value="2.20948">
                <text:p>2.2094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452cm" svg:height="10.266cm" xlink:href=".." xlink:type="simple" chart:class="chart:line" chart:style-name="ch1">
        <chart:legend chart:legend-position="end" svg:x="12.52cm" svg:y="4.336cm" style:legend-expansion="high" chart:style-name="ch2"/>
        <chart:plot-area chart:style-name="ch3" table:cell-range-address="Estatisticas.A5:Estatisticas.A12 Estatisticas.D5:Estatisticas.D12 Estatisticas.H5:Estatisticas.H12 Estatisticas.L5:Estatisticas.L12" chart:data-source-has-labels="both" svg:x="1.369cm" svg:y="0.205cm" svg:width="10.842cm" svg:height="8.826cm">
          <chartooo:coordinate-region svg:x="1.946cm" svg:y="0.405cm" svg:width="10.078cm" svg:height="8.129cm"/>
          <chart:axis chart:dimension="x" chart:name="primary-x" chart:style-name="ch4" chartooo:axis-type="text">
            <chart:title svg:x="6.104cm" svg:y="9.237cm" chart:style-name="ch5">
              <text:p>Threads</text:p>
            </chart:title>
            <chart:categories table:cell-range-address="Estatisticas.A5:Estatisticas.A12"/>
          </chart:axis>
          <chart:axis chart:dimension="y" chart:name="primary-y" chart:style-name="ch6">
            <chart:title svg:x="0.451cm" svg:y="5.436cm" chart:style-name="ch7">
              <text:p>Eficiência</text:p>
            </chart:title>
            <chart:grid chart:style-name="ch8" chart:class="major"/>
          </chart:axis>
          <chart:series chart:style-name="ch9" chart:values-cell-range-address="Estatisticas.D5:Estatisticas.D12" loext:label-string="&quot;100:9240&quot;" chart:class="chart:line">
            <chart:data-point chart:repeated="8"/>
          </chart:series>
          <chart:series chart:style-name="ch10" chart:values-cell-range-address="Estatisticas.H5:Estatisticas.H12" loext:label-string="&quot;1206:3071&quot;" chart:class="chart:line">
            <chart:data-point chart:repeated="8"/>
          </chart:series>
          <chart:series chart:style-name="ch11" chart:values-cell-range-address="Estatisticas.L5:Estatisticas.L12" loext:label-string="&quot;1759:5960&quot;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:9240</text:p>
              </table:table-cell>
              <table:table-cell office:value-type="string">
                <text:p>1206:3071</text:p>
              </table:table-cell>
              <table:table-cell office:value-type="string">
                <text:p>1759:596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Estatisticas.A5:Estatisticas.A12</svg:desc>
                </draw:g>
              </table:table-cell>
              <table:table-cell office:value-type="float" office:value="1">
                <text:p>1</text:p>
                <draw:g>
                  <svg:desc>Estatisticas.D5:Estatisticas.D12</svg:desc>
                </draw:g>
              </table:table-cell>
              <table:table-cell office:value-type="float" office:value="1">
                <text:p>1</text:p>
                <draw:g>
                  <svg:desc>Estatisticas.H5:Estatisticas.H12</svg:desc>
                </draw:g>
              </table:table-cell>
              <table:table-cell office:value-type="float" office:value="1">
                <text:p>1</text:p>
                <draw:g>
                  <svg:desc>Estatisticas.L5:Estatisticas.L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236778502876">
                <text:p>0.59236778502876</text:p>
              </table:table-cell>
              <table:table-cell office:value-type="float" office:value="0.573386674662731">
                <text:p>0.573386674662731</text:p>
              </table:table-cell>
              <table:table-cell office:value-type="float" office:value="0.511930336050273">
                <text:p>0.511930336050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5429944429111">
                <text:p>0.365429944429111</text:p>
              </table:table-cell>
              <table:table-cell office:value-type="float" office:value="0.359011759539278">
                <text:p>0.359011759539278</text:p>
              </table:table-cell>
              <table:table-cell office:value-type="float" office:value="0.282356320855043">
                <text:p>0.2823563208550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7339933590037">
                <text:p>0.167339933590037</text:p>
              </table:table-cell>
              <table:table-cell office:value-type="float" office:value="0.157560224017773">
                <text:p>0.157560224017773</text:p>
              </table:table-cell>
              <table:table-cell office:value-type="float" office:value="0.142485429379282">
                <text:p>0.142485429379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1690746387276">
                <text:p>0.111690746387276</text:p>
              </table:table-cell>
              <table:table-cell office:value-type="float" office:value="0.0902295805702582">
                <text:p>0.0902295805702582</text:p>
              </table:table-cell>
              <table:table-cell office:value-type="float" office:value="0.101731318916641">
                <text:p>0.1017313189166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34894723468274">
                <text:p>0.0834894723468274</text:p>
              </table:table-cell>
              <table:table-cell office:value-type="float" office:value="0.0654376562516245">
                <text:p>0.0654376562516245</text:p>
              </table:table-cell>
              <table:table-cell office:value-type="float" office:value="0.0722697864389659">
                <text:p>0.07226978643896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72459061063932">
                <text:p>0.0572459061063932</text:p>
              </table:table-cell>
              <table:table-cell office:value-type="float" office:value="0.0425341755231608">
                <text:p>0.0425341755231608</text:p>
              </table:table-cell>
              <table:table-cell office:value-type="float" office:value="0.0486660893209109">
                <text:p>0.04866608932091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49572108344995">
                <text:p>0.0349572108344995</text:p>
              </table:table-cell>
              <table:table-cell office:value-type="float" office:value="0.0327570971942713">
                <text:p>0.0327570971942713</text:p>
              </table:table-cell>
              <table:table-cell office:value-type="float" office:value="0.0348690646176972">
                <text:p>0.034869064617697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452cm" svg:height="10.186cm" xlink:href=".." xlink:type="simple" chart:class="chart:line" chart:style-name="ch1">
        <chart:legend chart:legend-position="end" svg:x="12.52cm" svg:y="4.296cm" style:legend-expansion="high" chart:style-name="ch2"/>
        <chart:plot-area chart:style-name="ch3" table:cell-range-address="Estatisticas.A5:Estatisticas.A12 Estatisticas.D17:Estatisticas.D24 Estatisticas.H17:Estatisticas.H24 Estatisticas.L17:Estatisticas.L24" chart:data-source-has-labels="both" svg:x="1.369cm" svg:y="0.203cm" svg:width="10.842cm" svg:height="8.75cm">
          <chartooo:coordinate-region svg:x="1.946cm" svg:y="0.403cm" svg:width="10.078cm" svg:height="8.053cm"/>
          <chart:axis chart:dimension="x" chart:name="primary-x" chart:style-name="ch4" chartooo:axis-type="text">
            <chart:title svg:x="6.104cm" svg:y="9.157cm" chart:style-name="ch5">
              <text:p>Threads</text:p>
            </chart:title>
            <chart:categories table:cell-range-address="Estatisticas.A5:Estatisticas.A12"/>
          </chart:axis>
          <chart:axis chart:dimension="y" chart:name="primary-y" chart:style-name="ch6">
            <chart:title svg:x="0.451cm" svg:y="5.396cm" chart:style-name="ch7">
              <text:p>Eficiência</text:p>
            </chart:title>
            <chart:grid chart:style-name="ch8" chart:class="major"/>
          </chart:axis>
          <chart:series chart:style-name="ch9" chart:values-cell-range-address="Estatisticas.D17:Estatisticas.D24" loext:label-string="&quot;100:9240&quot;" chart:class="chart:line">
            <chart:data-point chart:repeated="8"/>
          </chart:series>
          <chart:series chart:style-name="ch10" chart:values-cell-range-address="Estatisticas.H17:Estatisticas.H24" loext:label-string="&quot;1206:3071&quot;" chart:class="chart:line">
            <chart:data-point chart:repeated="8"/>
          </chart:series>
          <chart:series chart:style-name="ch11" chart:values-cell-range-address="Estatisticas.L17:Estatisticas.L24" loext:label-string="&quot;1759:5960&quot;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:9240</text:p>
              </table:table-cell>
              <table:table-cell office:value-type="string">
                <text:p>1206:3071</text:p>
              </table:table-cell>
              <table:table-cell office:value-type="string">
                <text:p>1759:596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Estatisticas.A5:Estatisticas.A12</svg:desc>
                </draw:g>
              </table:table-cell>
              <table:table-cell office:value-type="float" office:value="1">
                <text:p>1</text:p>
                <draw:g>
                  <svg:desc>Estatisticas.D17:Estatisticas.D24</svg:desc>
                </draw:g>
              </table:table-cell>
              <table:table-cell office:value-type="float" office:value="1">
                <text:p>1</text:p>
                <draw:g>
                  <svg:desc>Estatisticas.H17:Estatisticas.H24</svg:desc>
                </draw:g>
              </table:table-cell>
              <table:table-cell office:value-type="float" office:value="1">
                <text:p>1</text:p>
                <draw:g>
                  <svg:desc>Estatisticas.L17:Estatisticas.L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8531">
                <text:p>0.718531</text:p>
              </table:table-cell>
              <table:table-cell office:value-type="float" office:value="0.741236">
                <text:p>0.741236</text:p>
              </table:table-cell>
              <table:table-cell office:value-type="float" office:value="0.742035">
                <text:p>0.742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4653">
                <text:p>0.484653</text:p>
              </table:table-cell>
              <table:table-cell office:value-type="float" office:value="0.482595">
                <text:p>0.482595</text:p>
              </table:table-cell>
              <table:table-cell office:value-type="float" office:value="0.49268">
                <text:p>0.492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2477">
                <text:p>0.272477</text:p>
              </table:table-cell>
              <table:table-cell office:value-type="float" office:value="0.270898">
                <text:p>0.270898</text:p>
              </table:table-cell>
              <table:table-cell office:value-type="float" office:value="0.276652">
                <text:p>0.2766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3635">
                <text:p>0.173635</text:p>
              </table:table-cell>
              <table:table-cell office:value-type="float" office:value="0.174027">
                <text:p>0.174027</text:p>
              </table:table-cell>
              <table:table-cell office:value-type="float" office:value="0.177683">
                <text:p>0.1776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455">
                <text:p>0.13455</text:p>
              </table:table-cell>
              <table:table-cell office:value-type="float" office:value="0.134343">
                <text:p>0.134343</text:p>
              </table:table-cell>
              <table:table-cell office:value-type="float" office:value="0.13681">
                <text:p>0.136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93812">
                <text:p>0.0893812</text:p>
              </table:table-cell>
              <table:table-cell office:value-type="float" office:value="0.0894375">
                <text:p>0.0894375</text:p>
              </table:table-cell>
              <table:table-cell office:value-type="float" office:value="0.0915094">
                <text:p>0.09150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78935">
                <text:p>0.0678935</text:p>
              </table:table-cell>
              <table:table-cell office:value-type="float" office:value="0.0673389">
                <text:p>0.0673389</text:p>
              </table:table-cell>
              <table:table-cell office:value-type="float" office:value="0.0690461">
                <text:p>0.069046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1.218cm" svg:height="6.588cm" xlink:href=".." xlink:type="simple" chart:class="chart:line" chart:style-name="ch1">
        <chart:legend chart:legend-position="end" svg:x="8.286cm" svg:y="2.497cm" style:legend-expansion="high" chart:style-name="ch2"/>
        <chart:plot-area chart:style-name="ch3" table:cell-range-address="Estatisticas.A5:Estatisticas.A12 Estatisticas.C5:Estatisticas.C12 Estatisticas.G5:Estatisticas.G12 Estatisticas.K5:Estatisticas.K12" chart:data-source-has-labels="both" svg:x="1.284cm" svg:y="0.131cm" svg:width="6.778cm" svg:height="5.296cm">
          <chartooo:coordinate-region svg:x="1.861cm" svg:y="0.33cm" svg:width="6.014cm" svg:height="4.6cm"/>
          <chart:axis chart:dimension="x" chart:name="primary-x" chart:style-name="ch4" chartooo:axis-type="text">
            <chart:title svg:x="3.987cm" svg:y="5.559cm" chart:style-name="ch5">
              <text:p>Threads</text:p>
            </chart:title>
            <chart:categories table:cell-range-address="Estatisticas.A5:Estatisticas.A12"/>
          </chart:axis>
          <chart:axis chart:dimension="y" chart:name="primary-y" chart:style-name="ch6">
            <chart:title svg:x="0.451cm" svg:y="3.518cm" chart:style-name="ch7">
              <text:p>Speedup</text:p>
            </chart:title>
            <chart:grid chart:style-name="ch8" chart:class="major"/>
          </chart:axis>
          <chart:series chart:style-name="ch9" chart:values-cell-range-address="Estatisticas.C5:Estatisticas.C12" loext:label-string="&quot;100:9240&quot;" chart:class="chart:line">
            <chart:data-point chart:repeated="8"/>
          </chart:series>
          <chart:series chart:style-name="ch10" chart:values-cell-range-address="Estatisticas.G5:Estatisticas.G12" loext:label-string="&quot;1206:3071&quot;" chart:class="chart:line">
            <chart:data-point chart:repeated="8"/>
          </chart:series>
          <chart:series chart:style-name="ch11" chart:values-cell-range-address="Estatisticas.K5:Estatisticas.K12" loext:label-string="&quot;1759:5960&quot;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:9240</text:p>
              </table:table-cell>
              <table:table-cell office:value-type="string">
                <text:p>1206:3071</text:p>
              </table:table-cell>
              <table:table-cell office:value-type="string">
                <text:p>1759:596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Estatisticas.A5:Estatisticas.A12</svg:desc>
                </draw:g>
              </table:table-cell>
              <table:table-cell office:value-type="float" office:value="1">
                <text:p>1</text:p>
                <draw:g>
                  <svg:desc>Estatisticas.C5:Estatisticas.C12</svg:desc>
                </draw:g>
              </table:table-cell>
              <table:table-cell office:value-type="float" office:value="1">
                <text:p>1</text:p>
                <draw:g>
                  <svg:desc>Estatisticas.G5:Estatisticas.G12</svg:desc>
                </draw:g>
              </table:table-cell>
              <table:table-cell office:value-type="float" office:value="1">
                <text:p>1</text:p>
                <draw:g>
                  <svg:desc>Estatisticas.K5:Estatisticas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8473557005752">
                <text:p>1.18473557005752</text:p>
              </table:table-cell>
              <table:table-cell office:value-type="float" office:value="1.14677334932546">
                <text:p>1.14677334932546</text:p>
              </table:table-cell>
              <table:table-cell office:value-type="float" office:value="1.02386067210054">
                <text:p>1.02386067210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6171977771644">
                <text:p>1.46171977771644</text:p>
              </table:table-cell>
              <table:table-cell office:value-type="float" office:value="1.43604703815711">
                <text:p>1.43604703815711</text:p>
              </table:table-cell>
              <table:table-cell office:value-type="float" office:value="1.12942528342017">
                <text:p>1.12942528342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3871946872029">
                <text:p>1.33871946872029</text:p>
              </table:table-cell>
              <table:table-cell office:value-type="float" office:value="1.26048179214218">
                <text:p>1.26048179214218</text:p>
              </table:table-cell>
              <table:table-cell office:value-type="float" office:value="1.13988343503425">
                <text:p>1.13988343503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4028895664731">
                <text:p>1.34028895664731</text:p>
              </table:table-cell>
              <table:table-cell office:value-type="float" office:value="1.08275496684309">
                <text:p>1.08275496684309</text:p>
              </table:table-cell>
              <table:table-cell office:value-type="float" office:value="1.22077582699969">
                <text:p>1.220775826999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3583155754923">
                <text:p>1.33583155754923</text:p>
              </table:table-cell>
              <table:table-cell office:value-type="float" office:value="1.04700250002599">
                <text:p>1.04700250002599</text:p>
              </table:table-cell>
              <table:table-cell office:value-type="float" office:value="1.15631658302345">
                <text:p>1.156316583023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7390174655343">
                <text:p>1.37390174655343</text:p>
              </table:table-cell>
              <table:table-cell office:value-type="float" office:value="1.02082021255585">
                <text:p>1.02082021255585</text:p>
              </table:table-cell>
              <table:table-cell office:value-type="float" office:value="1.16798614370186">
                <text:p>1.167986143701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1863074670398">
                <text:p>1.11863074670398</text:p>
              </table:table-cell>
              <table:table-cell office:value-type="float" office:value="1.04822711021668">
                <text:p>1.04822711021668</text:p>
              </table:table-cell>
              <table:table-cell office:value-type="float" office:value="1.11581006776631">
                <text:p>1.115810067766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1.218cm" svg:height="6.588cm" xlink:href=".." xlink:type="simple" chart:class="chart:line" chart:style-name="ch1">
        <chart:legend chart:legend-position="end" svg:x="8.286cm" svg:y="2.497cm" style:legend-expansion="high" chart:style-name="ch2"/>
        <chart:plot-area chart:style-name="ch3" table:cell-range-address="Estatisticas.A5:Estatisticas.A12 Estatisticas.D5:Estatisticas.D12 Estatisticas.H5:Estatisticas.H12 Estatisticas.L5:Estatisticas.L12" chart:data-source-has-labels="both" svg:x="1.284cm" svg:y="0.131cm" svg:width="6.778cm" svg:height="5.296cm">
          <chartooo:coordinate-region svg:x="1.861cm" svg:y="0.331cm" svg:width="6.014cm" svg:height="4.599cm"/>
          <chart:axis chart:dimension="x" chart:name="primary-x" chart:style-name="ch4" chartooo:axis-type="text">
            <chart:title svg:x="3.987cm" svg:y="5.559cm" chart:style-name="ch5">
              <text:p>Threads</text:p>
            </chart:title>
            <chart:categories table:cell-range-address="Estatisticas.A5:Estatisticas.A12"/>
          </chart:axis>
          <chart:axis chart:dimension="y" chart:name="primary-y" chart:style-name="ch6">
            <chart:title svg:x="0.451cm" svg:y="3.597cm" chart:style-name="ch7">
              <text:p>Eficiência</text:p>
            </chart:title>
            <chart:grid chart:style-name="ch8" chart:class="major"/>
          </chart:axis>
          <chart:series chart:style-name="ch9" chart:values-cell-range-address="Estatisticas.D5:Estatisticas.D12" loext:label-string="&quot;100:9240&quot;" chart:class="chart:line">
            <chart:data-point chart:repeated="8"/>
          </chart:series>
          <chart:series chart:style-name="ch10" chart:values-cell-range-address="Estatisticas.H5:Estatisticas.H12" loext:label-string="&quot;1206:3071&quot;" chart:class="chart:line">
            <chart:data-point chart:repeated="8"/>
          </chart:series>
          <chart:series chart:style-name="ch11" chart:values-cell-range-address="Estatisticas.L5:Estatisticas.L12" loext:label-string="&quot;1759:5960&quot;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:9240</text:p>
              </table:table-cell>
              <table:table-cell office:value-type="string">
                <text:p>1206:3071</text:p>
              </table:table-cell>
              <table:table-cell office:value-type="string">
                <text:p>1759:596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Estatisticas.A5:Estatisticas.A12</svg:desc>
                </draw:g>
              </table:table-cell>
              <table:table-cell office:value-type="float" office:value="1">
                <text:p>1</text:p>
                <draw:g>
                  <svg:desc>Estatisticas.D5:Estatisticas.D12</svg:desc>
                </draw:g>
              </table:table-cell>
              <table:table-cell office:value-type="float" office:value="1">
                <text:p>1</text:p>
                <draw:g>
                  <svg:desc>Estatisticas.H5:Estatisticas.H12</svg:desc>
                </draw:g>
              </table:table-cell>
              <table:table-cell office:value-type="float" office:value="1">
                <text:p>1</text:p>
                <draw:g>
                  <svg:desc>Estatisticas.L5:Estatisticas.L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236778502876">
                <text:p>0.59236778502876</text:p>
              </table:table-cell>
              <table:table-cell office:value-type="float" office:value="0.573386674662731">
                <text:p>0.573386674662731</text:p>
              </table:table-cell>
              <table:table-cell office:value-type="float" office:value="0.511930336050273">
                <text:p>0.511930336050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5429944429111">
                <text:p>0.365429944429111</text:p>
              </table:table-cell>
              <table:table-cell office:value-type="float" office:value="0.359011759539278">
                <text:p>0.359011759539278</text:p>
              </table:table-cell>
              <table:table-cell office:value-type="float" office:value="0.282356320855043">
                <text:p>0.2823563208550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7339933590037">
                <text:p>0.167339933590037</text:p>
              </table:table-cell>
              <table:table-cell office:value-type="float" office:value="0.157560224017773">
                <text:p>0.157560224017773</text:p>
              </table:table-cell>
              <table:table-cell office:value-type="float" office:value="0.142485429379282">
                <text:p>0.142485429379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1690746387276">
                <text:p>0.111690746387276</text:p>
              </table:table-cell>
              <table:table-cell office:value-type="float" office:value="0.0902295805702582">
                <text:p>0.0902295805702582</text:p>
              </table:table-cell>
              <table:table-cell office:value-type="float" office:value="0.101731318916641">
                <text:p>0.1017313189166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34894723468274">
                <text:p>0.0834894723468274</text:p>
              </table:table-cell>
              <table:table-cell office:value-type="float" office:value="0.0654376562516245">
                <text:p>0.0654376562516245</text:p>
              </table:table-cell>
              <table:table-cell office:value-type="float" office:value="0.0722697864389659">
                <text:p>0.07226978643896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72459061063932">
                <text:p>0.0572459061063932</text:p>
              </table:table-cell>
              <table:table-cell office:value-type="float" office:value="0.0425341755231608">
                <text:p>0.0425341755231608</text:p>
              </table:table-cell>
              <table:table-cell office:value-type="float" office:value="0.0486660893209109">
                <text:p>0.04866608932091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49572108344995">
                <text:p>0.0349572108344995</text:p>
              </table:table-cell>
              <table:table-cell office:value-type="float" office:value="0.0327570971942713">
                <text:p>0.0327570971942713</text:p>
              </table:table-cell>
              <table:table-cell office:value-type="float" office:value="0.0348690646176972">
                <text:p>0.03486906461769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0.663cm" svg:height="6.588cm" xlink:href=".." xlink:type="simple" chart:class="chart:line" chart:style-name="ch1">
        <chart:legend chart:legend-position="end" svg:x="7.731cm" svg:y="2.497cm" style:legend-expansion="high" chart:style-name="ch2"/>
        <chart:plot-area chart:style-name="ch3" table:cell-range-address="Estatisticas.A5:Estatisticas.A12 Estatisticas.B17:Estatisticas.B24 Estatisticas.F17:Estatisticas.F24 Estatisticas.J17:Estatisticas.J24" chart:data-source-has-labels="both" svg:x="1.273cm" svg:y="0.131cm" svg:width="6.245cm" svg:height="5.296cm">
          <chartooo:coordinate-region svg:x="1.93cm" svg:y="0.33cm" svg:width="5.401cm" svg:height="4.6cm"/>
          <chart:axis chart:dimension="x" chart:name="primary-x" chart:style-name="ch4" chartooo:axis-type="text">
            <chart:title svg:x="3.709cm" svg:y="5.559cm" chart:style-name="ch5">
              <text:p>Threads</text:p>
            </chart:title>
            <chart:categories table:cell-range-address="Estatisticas.A5:Estatisticas.A12"/>
          </chart:axis>
          <chart:axis chart:dimension="y" chart:name="primary-y" chart:style-name="ch6">
            <chart:title svg:x="0.451cm" svg:y="3.769cm" chart:style-name="ch7">
              <text:p>Tempo (ms)</text:p>
            </chart:title>
            <chart:grid chart:style-name="ch8" chart:class="major"/>
          </chart:axis>
          <chart:series chart:style-name="ch9" chart:values-cell-range-address="Estatisticas.B17:Estatisticas.B24" loext:label-string="&quot;100:9240&quot;" chart:class="chart:line">
            <chart:data-point chart:repeated="8"/>
          </chart:series>
          <chart:series chart:style-name="ch10" chart:values-cell-range-address="Estatisticas.F17:Estatisticas.F24" loext:label-string="&quot;1206:3071&quot;" chart:class="chart:line">
            <chart:data-point chart:repeated="8"/>
          </chart:series>
          <chart:series chart:style-name="ch11" chart:values-cell-range-address="Estatisticas.J17:Estatisticas.J24" loext:label-string="&quot;1759:5960&quot;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:9240</text:p>
              </table:table-cell>
              <table:table-cell office:value-type="string">
                <text:p>1206:3071</text:p>
              </table:table-cell>
              <table:table-cell office:value-type="string">
                <text:p>1759:596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Estatisticas.A5:Estatisticas.A12</svg:desc>
                </draw:g>
              </table:table-cell>
              <table:table-cell office:value-type="float" office:value="476.437">
                <text:p>476.437</text:p>
                <draw:g>
                  <svg:desc>Estatisticas.B17:Estatisticas.B24</svg:desc>
                </draw:g>
              </table:table-cell>
              <table:table-cell office:value-type="float" office:value="486.562">
                <text:p>486.562</text:p>
                <draw:g>
                  <svg:desc>Estatisticas.F17:Estatisticas.F24</svg:desc>
                </draw:g>
              </table:table-cell>
              <table:table-cell office:value-type="float" office:value="466.864">
                <text:p>466.864</text:p>
                <draw:g>
                  <svg:desc>Estatisticas.J17:Estatisticas.J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1.536">
                <text:p>331.536</text:p>
              </table:table-cell>
              <table:table-cell office:value-type="float" office:value="328.21">
                <text:p>328.21</text:p>
              </table:table-cell>
              <table:table-cell office:value-type="float" office:value="314.583">
                <text:p>314.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5.762">
                <text:p>245.762</text:p>
              </table:table-cell>
              <table:table-cell office:value-type="float" office:value="252.055">
                <text:p>252.055</text:p>
              </table:table-cell>
              <table:table-cell office:value-type="float" office:value="236.9">
                <text:p>236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8.568">
                <text:p>218.568</text:p>
              </table:table-cell>
              <table:table-cell office:value-type="float" office:value="224.514">
                <text:p>224.514</text:p>
              </table:table-cell>
              <table:table-cell office:value-type="float" office:value="210.943">
                <text:p>210.9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8.658">
                <text:p>228.658</text:p>
              </table:table-cell>
              <table:table-cell office:value-type="float" office:value="232.992">
                <text:p>232.992</text:p>
              </table:table-cell>
              <table:table-cell office:value-type="float" office:value="218.959">
                <text:p>218.9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1.311">
                <text:p>221.311</text:p>
              </table:table-cell>
              <table:table-cell office:value-type="float" office:value="226.361">
                <text:p>226.361</text:p>
              </table:table-cell>
              <table:table-cell office:value-type="float" office:value="213.281">
                <text:p>213.2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2.1">
                <text:p>222.1</text:p>
              </table:table-cell>
              <table:table-cell office:value-type="float" office:value="226.677">
                <text:p>226.677</text:p>
              </table:table-cell>
              <table:table-cell office:value-type="float" office:value="212.575">
                <text:p>212.5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9.294">
                <text:p>219.294</text:p>
              </table:table-cell>
              <table:table-cell office:value-type="float" office:value="225.799">
                <text:p>225.799</text:p>
              </table:table-cell>
              <table:table-cell office:value-type="float" office:value="211.301">
                <text:p>211.3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1.218cm" svg:height="6.588cm" xlink:href=".." xlink:type="simple" chart:class="chart:line" chart:style-name="ch1">
        <chart:legend chart:legend-position="end" svg:x="8.286cm" svg:y="2.497cm" style:legend-expansion="high" chart:style-name="ch2"/>
        <chart:plot-area chart:style-name="ch3" table:cell-range-address="Estatisticas.A5:Estatisticas.A12 Estatisticas.D17:Estatisticas.D24 Estatisticas.H17:Estatisticas.H24 Estatisticas.L17:Estatisticas.L24" chart:data-source-has-labels="both" svg:x="1.284cm" svg:y="0.131cm" svg:width="6.778cm" svg:height="5.296cm">
          <chartooo:coordinate-region svg:x="1.861cm" svg:y="0.331cm" svg:width="6.014cm" svg:height="4.599cm"/>
          <chart:axis chart:dimension="x" chart:name="primary-x" chart:style-name="ch4" chartooo:axis-type="text">
            <chart:title svg:x="3.987cm" svg:y="5.559cm" chart:style-name="ch5">
              <text:p>Threads</text:p>
            </chart:title>
            <chart:categories table:cell-range-address="Estatisticas.A5:Estatisticas.A12"/>
          </chart:axis>
          <chart:axis chart:dimension="y" chart:name="primary-y" chart:style-name="ch6">
            <chart:title svg:x="0.451cm" svg:y="3.597cm" chart:style-name="ch7">
              <text:p>Eficiência</text:p>
            </chart:title>
            <chart:grid chart:style-name="ch8" chart:class="major"/>
          </chart:axis>
          <chart:series chart:style-name="ch9" chart:values-cell-range-address="Estatisticas.D17:Estatisticas.D24" loext:label-string="&quot;100:9240&quot;" chart:class="chart:line">
            <chart:data-point chart:repeated="8"/>
          </chart:series>
          <chart:series chart:style-name="ch10" chart:values-cell-range-address="Estatisticas.H17:Estatisticas.H24" loext:label-string="&quot;1206:3071&quot;" chart:class="chart:line">
            <chart:data-point chart:repeated="8"/>
          </chart:series>
          <chart:series chart:style-name="ch11" chart:values-cell-range-address="Estatisticas.L17:Estatisticas.L24" loext:label-string="&quot;1759:5960&quot;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:9240</text:p>
              </table:table-cell>
              <table:table-cell office:value-type="string">
                <text:p>1206:3071</text:p>
              </table:table-cell>
              <table:table-cell office:value-type="string">
                <text:p>1759:596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Estatisticas.A5:Estatisticas.A12</svg:desc>
                </draw:g>
              </table:table-cell>
              <table:table-cell office:value-type="float" office:value="1">
                <text:p>1</text:p>
                <draw:g>
                  <svg:desc>Estatisticas.D17:Estatisticas.D24</svg:desc>
                </draw:g>
              </table:table-cell>
              <table:table-cell office:value-type="float" office:value="1">
                <text:p>1</text:p>
                <draw:g>
                  <svg:desc>Estatisticas.H17:Estatisticas.H24</svg:desc>
                </draw:g>
              </table:table-cell>
              <table:table-cell office:value-type="float" office:value="1">
                <text:p>1</text:p>
                <draw:g>
                  <svg:desc>Estatisticas.L17:Estatisticas.L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8531">
                <text:p>0.718531</text:p>
              </table:table-cell>
              <table:table-cell office:value-type="float" office:value="0.741236">
                <text:p>0.741236</text:p>
              </table:table-cell>
              <table:table-cell office:value-type="float" office:value="0.742035">
                <text:p>0.742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4653">
                <text:p>0.484653</text:p>
              </table:table-cell>
              <table:table-cell office:value-type="float" office:value="0.482595">
                <text:p>0.482595</text:p>
              </table:table-cell>
              <table:table-cell office:value-type="float" office:value="0.49268">
                <text:p>0.492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2477">
                <text:p>0.272477</text:p>
              </table:table-cell>
              <table:table-cell office:value-type="float" office:value="0.270898">
                <text:p>0.270898</text:p>
              </table:table-cell>
              <table:table-cell office:value-type="float" office:value="0.276652">
                <text:p>0.2766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3635">
                <text:p>0.173635</text:p>
              </table:table-cell>
              <table:table-cell office:value-type="float" office:value="0.174027">
                <text:p>0.174027</text:p>
              </table:table-cell>
              <table:table-cell office:value-type="float" office:value="0.177683">
                <text:p>0.1776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455">
                <text:p>0.13455</text:p>
              </table:table-cell>
              <table:table-cell office:value-type="float" office:value="0.134343">
                <text:p>0.134343</text:p>
              </table:table-cell>
              <table:table-cell office:value-type="float" office:value="0.13681">
                <text:p>0.136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93812">
                <text:p>0.0893812</text:p>
              </table:table-cell>
              <table:table-cell office:value-type="float" office:value="0.0894375">
                <text:p>0.0894375</text:p>
              </table:table-cell>
              <table:table-cell office:value-type="float" office:value="0.0915094">
                <text:p>0.09150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78935">
                <text:p>0.0678935</text:p>
              </table:table-cell>
              <table:table-cell office:value-type="float" office:value="0.0673389">
                <text:p>0.0673389</text:p>
              </table:table-cell>
              <table:table-cell office:value-type="float" office:value="0.0690461">
                <text:p>0.06904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1.218cm" svg:height="6.588cm" xlink:href=".." xlink:type="simple" chart:class="chart:line" chart:style-name="ch1">
        <chart:legend chart:legend-position="end" svg:x="8.286cm" svg:y="2.497cm" style:legend-expansion="high" chart:style-name="ch2"/>
        <chart:plot-area chart:style-name="ch3" table:cell-range-address="Estatisticas.A5:Estatisticas.A12 Estatisticas.C17:Estatisticas.C24 Estatisticas.G17:Estatisticas.G24 Estatisticas.K17:Estatisticas.K24" chart:data-source-has-labels="both" svg:x="1.284cm" svg:y="0.131cm" svg:width="6.778cm" svg:height="5.296cm">
          <chartooo:coordinate-region svg:x="1.861cm" svg:y="0.33cm" svg:width="6.014cm" svg:height="4.6cm"/>
          <chart:axis chart:dimension="x" chart:name="primary-x" chart:style-name="ch4" chartooo:axis-type="text">
            <chart:title svg:x="3.987cm" svg:y="5.559cm" chart:style-name="ch5">
              <text:p>Threads</text:p>
            </chart:title>
            <chart:categories table:cell-range-address="Estatisticas.A5:Estatisticas.A12"/>
          </chart:axis>
          <chart:axis chart:dimension="y" chart:name="primary-y" chart:style-name="ch6">
            <chart:title svg:x="0.451cm" svg:y="3.518cm" chart:style-name="ch7">
              <text:p>Speedup</text:p>
            </chart:title>
            <chart:grid chart:style-name="ch8" chart:class="major"/>
          </chart:axis>
          <chart:series chart:style-name="ch9" chart:values-cell-range-address="Estatisticas.C17:Estatisticas.C24" loext:label-string="&quot;100:9240&quot;" chart:class="chart:line">
            <chart:data-point chart:repeated="8"/>
          </chart:series>
          <chart:series chart:style-name="ch10" chart:values-cell-range-address="Estatisticas.G17:Estatisticas.G24" loext:label-string="&quot;1206:3071&quot;" chart:class="chart:line">
            <chart:data-point chart:repeated="8"/>
          </chart:series>
          <chart:series chart:style-name="ch11" chart:values-cell-range-address="Estatisticas.K17:Estatisticas.K24" loext:label-string="&quot;1759:5960&quot;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:9240</text:p>
              </table:table-cell>
              <table:table-cell office:value-type="string">
                <text:p>1206:3071</text:p>
              </table:table-cell>
              <table:table-cell office:value-type="string">
                <text:p>1759:596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Estatisticas.A5:Estatisticas.A12</svg:desc>
                </draw:g>
              </table:table-cell>
              <table:table-cell office:value-type="float" office:value="1">
                <text:p>1</text:p>
                <draw:g>
                  <svg:desc>Estatisticas.C17:Estatisticas.C24</svg:desc>
                </draw:g>
              </table:table-cell>
              <table:table-cell office:value-type="float" office:value="1">
                <text:p>1</text:p>
                <draw:g>
                  <svg:desc>Estatisticas.G17:Estatisticas.G24</svg:desc>
                </draw:g>
              </table:table-cell>
              <table:table-cell office:value-type="float" office:value="1">
                <text:p>1</text:p>
                <draw:g>
                  <svg:desc>Estatisticas.K17:Estatisticas.K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3706">
                <text:p>1.43706</text:p>
              </table:table-cell>
              <table:table-cell office:value-type="float" office:value="1.48247">
                <text:p>1.48247</text:p>
              </table:table-cell>
              <table:table-cell office:value-type="float" office:value="1.48407">
                <text:p>1.484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3861">
                <text:p>1.93861</text:p>
              </table:table-cell>
              <table:table-cell office:value-type="float" office:value="1.93038">
                <text:p>1.93038</text:p>
              </table:table-cell>
              <table:table-cell office:value-type="float" office:value="1.97072">
                <text:p>1.97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7981">
                <text:p>2.17981</text:p>
              </table:table-cell>
              <table:table-cell office:value-type="float" office:value="2.16718">
                <text:p>2.16718</text:p>
              </table:table-cell>
              <table:table-cell office:value-type="float" office:value="2.21322">
                <text:p>2.21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8362">
                <text:p>2.08362</text:p>
              </table:table-cell>
              <table:table-cell office:value-type="float" office:value="2.08832">
                <text:p>2.08832</text:p>
              </table:table-cell>
              <table:table-cell office:value-type="float" office:value="2.13219">
                <text:p>2.13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528">
                <text:p>2.1528</text:p>
              </table:table-cell>
              <table:table-cell office:value-type="float" office:value="2.14949">
                <text:p>2.14949</text:p>
              </table:table-cell>
              <table:table-cell office:value-type="float" office:value="2.18896">
                <text:p>2.188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4515">
                <text:p>2.14515</text:p>
              </table:table-cell>
              <table:table-cell office:value-type="float" office:value="2.1465">
                <text:p>2.1465</text:p>
              </table:table-cell>
              <table:table-cell office:value-type="float" office:value="2.19623">
                <text:p>2.196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7259">
                <text:p>2.17259</text:p>
              </table:table-cell>
              <table:table-cell office:value-type="float" office:value="2.15484">
                <text:p>2.15484</text:p>
              </table:table-cell>
              <table:table-cell office:value-type="float" office:value="2.20948">
                <text:p>2.209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452cm" svg:height="10.266cm" xlink:href=".." xlink:type="simple" chart:class="chart:line" chart:style-name="ch1">
        <chart:legend chart:legend-position="end" svg:x="12.52cm" svg:y="4.336cm" style:legend-expansion="high" chart:style-name="ch2"/>
        <chart:plot-area chart:style-name="ch3" table:cell-range-address="Estatisticas.A5:Estatisticas.B12 Estatisticas.F5:Estatisticas.F12 Estatisticas.J5:Estatisticas.J12" chart:data-source-has-labels="both" svg:x="1.369cm" svg:y="0.205cm" svg:width="10.842cm" svg:height="8.826cm">
          <chartooo:coordinate-region svg:x="2.026cm" svg:y="0.404cm" svg:width="9.998cm" svg:height="8.13cm"/>
          <chart:axis chart:dimension="x" chart:name="primary-x" chart:style-name="ch4" chartooo:axis-type="text">
            <chart:title svg:x="6.104cm" svg:y="9.237cm" chart:style-name="ch5">
              <text:p>Threads</text:p>
            </chart:title>
            <chart:categories table:cell-range-address="Estatisticas.A5:Estatisticas.A12"/>
          </chart:axis>
          <chart:axis chart:dimension="y" chart:name="primary-y" chart:style-name="ch6">
            <chart:title svg:x="0.451cm" svg:y="5.608cm" chart:style-name="ch7">
              <text:p>Tempo (ms)</text:p>
            </chart:title>
            <chart:grid chart:style-name="ch8" chart:class="major"/>
          </chart:axis>
          <chart:series chart:style-name="ch9" chart:values-cell-range-address="Estatisticas.B5:Estatisticas.B12" loext:label-string="&quot;100:9240&quot;" chart:class="chart:line">
            <chart:data-point chart:repeated="8"/>
          </chart:series>
          <chart:series chart:style-name="ch10" chart:values-cell-range-address="Estatisticas.F5:Estatisticas.F12" loext:label-string="&quot;1206:3071&quot;" chart:class="chart:line">
            <chart:data-point chart:repeated="8"/>
          </chart:series>
          <chart:series chart:style-name="ch11" chart:values-cell-range-address="Estatisticas.J5:Estatisticas.J12" loext:label-string="&quot;1759:5960&quot;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:9240</text:p>
              </table:table-cell>
              <table:table-cell office:value-type="string">
                <text:p>1206:3071</text:p>
              </table:table-cell>
              <table:table-cell office:value-type="string">
                <text:p>1759:596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Estatisticas.A5:Estatisticas.A12</svg:desc>
                </draw:g>
              </table:table-cell>
              <table:table-cell office:value-type="float" office:value="511.6572939">
                <text:p>511.6572939</text:p>
                <draw:g>
                  <svg:desc>Estatisticas.B5:Estatisticas.B12</svg:desc>
                </draw:g>
              </table:table-cell>
              <table:table-cell office:value-type="float" office:value="392.451446899999">
                <text:p>392.451446899999</text:p>
                <draw:g>
                  <svg:desc>Estatisticas.F5:Estatisticas.F12</svg:desc>
                </draw:g>
              </table:table-cell>
              <table:table-cell office:value-type="float" office:value="408.815351199999">
                <text:p>408.815351199999</text:p>
                <draw:g>
                  <svg:desc>Estatisticas.J5:Estatisticas.J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1.8746789">
                <text:p>431.8746789</text:p>
              </table:table-cell>
              <table:table-cell office:value-type="float" office:value="342.2223294">
                <text:p>342.2223294</text:p>
              </table:table-cell>
              <table:table-cell office:value-type="float" office:value="399.2880695">
                <text:p>399.2880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0.037881199999">
                <text:p>350.037881199999</text:p>
              </table:table-cell>
              <table:table-cell office:value-type="float" office:value="273.2859276">
                <text:p>273.2859276</text:p>
              </table:table-cell>
              <table:table-cell office:value-type="float" office:value="361.9675929">
                <text:p>361.9675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2.1990386">
                <text:p>382.1990386</text:p>
              </table:table-cell>
              <table:table-cell office:value-type="float" office:value="311.3503498">
                <text:p>311.3503498</text:p>
              </table:table-cell>
              <table:table-cell office:value-type="float" office:value="358.6466288">
                <text:p>358.64662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1.7514808">
                <text:p>381.7514808</text:p>
              </table:table-cell>
              <table:table-cell office:value-type="float" office:value="362.4563811">
                <text:p>362.4563811</text:p>
              </table:table-cell>
              <table:table-cell office:value-type="float" office:value="334.881590999999">
                <text:p>334.881590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3.025308099999">
                <text:p>383.025308099999</text:p>
              </table:table-cell>
              <table:table-cell office:value-type="float" office:value="374.8333427">
                <text:p>374.8333427</text:p>
              </table:table-cell>
              <table:table-cell office:value-type="float" office:value="353.5496742">
                <text:p>353.54967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2.411852">
                <text:p>372.411852</text:p>
              </table:table-cell>
              <table:table-cell office:value-type="float" office:value="384.447175">
                <text:p>384.447175</text:p>
              </table:table-cell>
              <table:table-cell office:value-type="float" office:value="350.0172955">
                <text:p>350.01729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7.396058">
                <text:p>457.396058</text:p>
              </table:table-cell>
              <table:table-cell office:value-type="float" office:value="374.395436899999">
                <text:p>374.395436899999</text:p>
              </table:table-cell>
              <table:table-cell office:value-type="float" office:value="366.3843543">
                <text:p>366.384354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452cm" svg:height="10.266cm" xlink:href=".." xlink:type="simple" chart:class="chart:line" chart:style-name="ch1">
        <chart:legend chart:legend-position="end" svg:x="12.52cm" svg:y="4.336cm" style:legend-expansion="high" chart:style-name="ch2"/>
        <chart:plot-area chart:style-name="ch3" table:cell-range-address="Estatisticas.A5:Estatisticas.A12 Estatisticas.B17:Estatisticas.B24 Estatisticas.F17:Estatisticas.F24 Estatisticas.J17:Estatisticas.J24" chart:data-source-has-labels="both" svg:x="1.369cm" svg:y="0.205cm" svg:width="10.842cm" svg:height="8.826cm">
          <chartooo:coordinate-region svg:x="2.026cm" svg:y="0.404cm" svg:width="9.998cm" svg:height="8.13cm"/>
          <chart:axis chart:dimension="x" chart:name="primary-x" chart:style-name="ch4" chartooo:axis-type="text">
            <chart:title svg:x="6.104cm" svg:y="9.237cm" chart:style-name="ch5">
              <text:p>Threads</text:p>
            </chart:title>
            <chart:categories table:cell-range-address="Estatisticas.A5:Estatisticas.A12"/>
          </chart:axis>
          <chart:axis chart:dimension="y" chart:name="primary-y" chart:style-name="ch6">
            <chart:title svg:x="0.451cm" svg:y="5.608cm" chart:style-name="ch7">
              <text:p>Tempo (ms)</text:p>
            </chart:title>
            <chart:grid chart:style-name="ch8" chart:class="major"/>
          </chart:axis>
          <chart:series chart:style-name="ch9" chart:values-cell-range-address="Estatisticas.B17:Estatisticas.B24" loext:label-string="&quot;100:9240&quot;" chart:class="chart:line">
            <chart:data-point chart:repeated="8"/>
          </chart:series>
          <chart:series chart:style-name="ch10" chart:values-cell-range-address="Estatisticas.F17:Estatisticas.F24" loext:label-string="&quot;1206:3071&quot;" chart:class="chart:line">
            <chart:data-point chart:repeated="8"/>
          </chart:series>
          <chart:series chart:style-name="ch11" chart:values-cell-range-address="Estatisticas.J17:Estatisticas.J24" loext:label-string="&quot;1759:5960&quot;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:9240</text:p>
              </table:table-cell>
              <table:table-cell office:value-type="string">
                <text:p>1206:3071</text:p>
              </table:table-cell>
              <table:table-cell office:value-type="string">
                <text:p>1759:596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Estatisticas.A5:Estatisticas.A12</svg:desc>
                </draw:g>
              </table:table-cell>
              <table:table-cell office:value-type="float" office:value="476.437">
                <text:p>476.437</text:p>
                <draw:g>
                  <svg:desc>Estatisticas.B17:Estatisticas.B24</svg:desc>
                </draw:g>
              </table:table-cell>
              <table:table-cell office:value-type="float" office:value="486.562">
                <text:p>486.562</text:p>
                <draw:g>
                  <svg:desc>Estatisticas.F17:Estatisticas.F24</svg:desc>
                </draw:g>
              </table:table-cell>
              <table:table-cell office:value-type="float" office:value="466.864">
                <text:p>466.864</text:p>
                <draw:g>
                  <svg:desc>Estatisticas.J17:Estatisticas.J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1.536">
                <text:p>331.536</text:p>
              </table:table-cell>
              <table:table-cell office:value-type="float" office:value="328.21">
                <text:p>328.21</text:p>
              </table:table-cell>
              <table:table-cell office:value-type="float" office:value="314.583">
                <text:p>314.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5.762">
                <text:p>245.762</text:p>
              </table:table-cell>
              <table:table-cell office:value-type="float" office:value="252.055">
                <text:p>252.055</text:p>
              </table:table-cell>
              <table:table-cell office:value-type="float" office:value="236.9">
                <text:p>236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8.568">
                <text:p>218.568</text:p>
              </table:table-cell>
              <table:table-cell office:value-type="float" office:value="224.514">
                <text:p>224.514</text:p>
              </table:table-cell>
              <table:table-cell office:value-type="float" office:value="210.943">
                <text:p>210.9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8.658">
                <text:p>228.658</text:p>
              </table:table-cell>
              <table:table-cell office:value-type="float" office:value="232.992">
                <text:p>232.992</text:p>
              </table:table-cell>
              <table:table-cell office:value-type="float" office:value="218.959">
                <text:p>218.9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1.311">
                <text:p>221.311</text:p>
              </table:table-cell>
              <table:table-cell office:value-type="float" office:value="226.361">
                <text:p>226.361</text:p>
              </table:table-cell>
              <table:table-cell office:value-type="float" office:value="213.281">
                <text:p>213.2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2.1">
                <text:p>222.1</text:p>
              </table:table-cell>
              <table:table-cell office:value-type="float" office:value="226.677">
                <text:p>226.677</text:p>
              </table:table-cell>
              <table:table-cell office:value-type="float" office:value="212.575">
                <text:p>212.5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9.294">
                <text:p>219.294</text:p>
              </table:table-cell>
              <table:table-cell office:value-type="float" office:value="225.799">
                <text:p>225.799</text:p>
              </table:table-cell>
              <table:table-cell office:value-type="float" office:value="211.301">
                <text:p>211.30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452cm" svg:height="10.266cm" xlink:href=".." xlink:type="simple" chart:class="chart:line" chart:style-name="ch1">
        <chart:legend chart:legend-position="end" svg:x="12.52cm" svg:y="4.336cm" style:legend-expansion="high" chart:style-name="ch2"/>
        <chart:plot-area chart:style-name="ch3" table:cell-range-address="Estatisticas.A5:Estatisticas.A12 Estatisticas.C5:Estatisticas.C12 Estatisticas.G5:Estatisticas.G12 Estatisticas.K5:Estatisticas.K12" chart:data-source-has-labels="both" svg:x="1.369cm" svg:y="0.205cm" svg:width="10.842cm" svg:height="8.826cm">
          <chartooo:coordinate-region svg:x="1.946cm" svg:y="0.404cm" svg:width="10.078cm" svg:height="8.13cm"/>
          <chart:axis chart:dimension="x" chart:name="primary-x" chart:style-name="ch4" chartooo:axis-type="text">
            <chart:title svg:x="6.104cm" svg:y="9.237cm" chart:style-name="ch5">
              <text:p>Threads</text:p>
            </chart:title>
            <chart:categories table:cell-range-address="Estatisticas.A5:Estatisticas.A12"/>
          </chart:axis>
          <chart:axis chart:dimension="y" chart:name="primary-y" chart:style-name="ch6">
            <chart:title svg:x="0.451cm" svg:y="5.357cm" chart:style-name="ch7">
              <text:p>Speedup</text:p>
            </chart:title>
            <chart:grid chart:style-name="ch8" chart:class="major"/>
          </chart:axis>
          <chart:series chart:style-name="ch9" chart:values-cell-range-address="Estatisticas.C5:Estatisticas.C12" loext:label-string="&quot;100:9240&quot;" chart:class="chart:line">
            <chart:data-point chart:repeated="8"/>
          </chart:series>
          <chart:series chart:style-name="ch10" chart:values-cell-range-address="Estatisticas.G5:Estatisticas.G12" loext:label-string="&quot;1206:3071&quot;" chart:class="chart:line">
            <chart:data-point chart:repeated="8"/>
          </chart:series>
          <chart:series chart:style-name="ch11" chart:values-cell-range-address="Estatisticas.K5:Estatisticas.K12" loext:label-string="&quot;1759:5960&quot;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:9240</text:p>
              </table:table-cell>
              <table:table-cell office:value-type="string">
                <text:p>1206:3071</text:p>
              </table:table-cell>
              <table:table-cell office:value-type="string">
                <text:p>1759:596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Estatisticas.A5:Estatisticas.A12</svg:desc>
                </draw:g>
              </table:table-cell>
              <table:table-cell office:value-type="float" office:value="1">
                <text:p>1</text:p>
                <draw:g>
                  <svg:desc>Estatisticas.C5:Estatisticas.C12</svg:desc>
                </draw:g>
              </table:table-cell>
              <table:table-cell office:value-type="float" office:value="1">
                <text:p>1</text:p>
                <draw:g>
                  <svg:desc>Estatisticas.G5:Estatisticas.G12</svg:desc>
                </draw:g>
              </table:table-cell>
              <table:table-cell office:value-type="float" office:value="1">
                <text:p>1</text:p>
                <draw:g>
                  <svg:desc>Estatisticas.K5:Estatisticas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8473557005752">
                <text:p>1.18473557005752</text:p>
              </table:table-cell>
              <table:table-cell office:value-type="float" office:value="1.14677334932546">
                <text:p>1.14677334932546</text:p>
              </table:table-cell>
              <table:table-cell office:value-type="float" office:value="1.02386067210054">
                <text:p>1.02386067210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6171977771644">
                <text:p>1.46171977771644</text:p>
              </table:table-cell>
              <table:table-cell office:value-type="float" office:value="1.43604703815711">
                <text:p>1.43604703815711</text:p>
              </table:table-cell>
              <table:table-cell office:value-type="float" office:value="1.12942528342017">
                <text:p>1.12942528342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3871946872029">
                <text:p>1.33871946872029</text:p>
              </table:table-cell>
              <table:table-cell office:value-type="float" office:value="1.26048179214218">
                <text:p>1.26048179214218</text:p>
              </table:table-cell>
              <table:table-cell office:value-type="float" office:value="1.13988343503425">
                <text:p>1.13988343503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4028895664731">
                <text:p>1.34028895664731</text:p>
              </table:table-cell>
              <table:table-cell office:value-type="float" office:value="1.08275496684309">
                <text:p>1.08275496684309</text:p>
              </table:table-cell>
              <table:table-cell office:value-type="float" office:value="1.22077582699969">
                <text:p>1.220775826999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3583155754923">
                <text:p>1.33583155754923</text:p>
              </table:table-cell>
              <table:table-cell office:value-type="float" office:value="1.04700250002599">
                <text:p>1.04700250002599</text:p>
              </table:table-cell>
              <table:table-cell office:value-type="float" office:value="1.15631658302345">
                <text:p>1.156316583023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7390174655343">
                <text:p>1.37390174655343</text:p>
              </table:table-cell>
              <table:table-cell office:value-type="float" office:value="1.02082021255585">
                <text:p>1.02082021255585</text:p>
              </table:table-cell>
              <table:table-cell office:value-type="float" office:value="1.16798614370186">
                <text:p>1.167986143701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1863074670398">
                <text:p>1.11863074670398</text:p>
              </table:table-cell>
              <table:table-cell office:value-type="float" office:value="1.04822711021668">
                <text:p>1.04822711021668</text:p>
              </table:table-cell>
              <table:table-cell office:value-type="float" office:value="1.11581006776631">
                <text:p>1.1158100677663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